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Helvetica Neue" svg:font-family="'Helvetica Neue', Helvetica, Arial, 'lucida grande', tahoma, verdana, arial, sans-serif"/>
    <style:font-face style:name="Open Sans" svg:font-family="'Open Sans', Arial, sans-serif"/>
    <style:font-face style:name="Open Sans1" svg:font-family="'Open Sans', Helvetica, Arial, sans-serif"/>
    <style:font-face style:name="Roboto Condensed" svg:font-family="'Roboto Condensed', Helvetica, Arial, sans-serif"/>
    <style:font-face style:name="inherit" svg:font-family="inherit"/>
    <style:font-face style:name="lucida grande" svg:font-family="'lucida grande', tahoma, verdana, arial, sans-serif"/>
    <style:font-face style:name="DejaVu Sans" svg:font-family="'DejaVu Sans'"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847in" table:align="left"/>
    </style:style>
    <style:style style:name="Table1.A" style:family="table-column">
      <style:table-column-properties style:column-width="0.1882in"/>
    </style:style>
    <style:style style:name="Table1.B" style:family="table-column">
      <style:table-column-properties style:column-width="3.7965in"/>
    </style:style>
    <style:style style:name="Table1.A1" style:family="table-cell">
      <style:table-cell-properties style:vertical-align="middle" fo:padding="0in" fo:border="none"/>
    </style:style>
    <style:style style:name="Table2" style:family="table">
      <style:table-properties style:width="4.3396in" table:align="left"/>
    </style:style>
    <style:style style:name="Table2.A" style:family="table-column">
      <style:table-column-properties style:column-width="0.1882in"/>
    </style:style>
    <style:style style:name="Table2.B" style:family="table-column">
      <style:table-column-properties style:column-width="4.1514in"/>
    </style:style>
    <style:style style:name="Table2.A1" style:family="table-cell">
      <style:table-cell-properties style:vertical-align="middle" fo:padding="0in" fo:border="none"/>
    </style:style>
    <style:style style:name="Table3" style:family="table">
      <style:table-properties style:width="0.8701in" table:align="left"/>
    </style:style>
    <style:style style:name="Table3.A" style:family="table-column">
      <style:table-column-properties style:column-width="0.1882in"/>
    </style:style>
    <style:style style:name="Table3.B" style:family="table-column">
      <style:table-column-properties style:column-width="0.6819in"/>
    </style:style>
    <style:style style:name="Table3.A1" style:family="table-cell">
      <style:table-cell-properties style:vertical-align="middle" fo:padding="0in" fo:border="none"/>
    </style:style>
    <style:style style:name="Table4" style:family="table">
      <style:table-properties style:width="2.0792in" table:align="left"/>
    </style:style>
    <style:style style:name="Table4.A" style:family="table-column">
      <style:table-column-properties style:column-width="0.2938in"/>
    </style:style>
    <style:style style:name="Table4.B" style:family="table-column">
      <style:table-column-properties style:column-width="1.7854in"/>
    </style:style>
    <style:style style:name="Table4.A1" style:family="table-cell">
      <style:table-cell-properties style:vertical-align="middle" fo:padding="0in" fo:border="none"/>
    </style:style>
    <style:style style:name="Table5" style:family="table">
      <style:table-properties style:width="2.2111in" table:align="left"/>
    </style:style>
    <style:style style:name="Table5.A" style:family="table-column">
      <style:table-column-properties style:column-width="0.2938in"/>
    </style:style>
    <style:style style:name="Table5.B" style:family="table-column">
      <style:table-column-properties style:column-width="1.9174in"/>
    </style:style>
    <style:style style:name="Table5.A1" style:family="table-cell">
      <style:table-cell-properties style:vertical-align="middle" fo:padding="0in" fo:border="none"/>
    </style:style>
    <style:style style:name="Table6" style:family="table">
      <style:table-properties style:width="1.8361in" table:align="left"/>
    </style:style>
    <style:style style:name="Table6.A" style:family="table-column">
      <style:table-column-properties style:column-width="0.2938in"/>
    </style:style>
    <style:style style:name="Table6.B" style:family="table-column">
      <style:table-column-properties style:column-width="1.5424in"/>
    </style:style>
    <style:style style:name="Table6.A1" style:family="table-cell">
      <style:table-cell-properties style:vertical-align="middle" fo:padding="0in" fo:border="none"/>
    </style:style>
    <style:style style:name="Table7" style:family="table">
      <style:table-properties style:width="2.1479in" table:align="left"/>
    </style:style>
    <style:style style:name="Table7.A" style:family="table-column">
      <style:table-column-properties style:column-width="0.2938in"/>
    </style:style>
    <style:style style:name="Table7.B" style:family="table-column">
      <style:table-column-properties style:column-width="1.8542in"/>
    </style:style>
    <style:style style:name="Table7.A1" style:family="table-cell">
      <style:table-cell-properties style:vertical-align="middle" fo:padding="0in" fo:border="none"/>
    </style:style>
    <style:style style:name="Table8" style:family="table">
      <style:table-properties style:width="2.3826in" table:align="left"/>
    </style:style>
    <style:style style:name="Table8.A" style:family="table-column">
      <style:table-column-properties style:column-width="0.2938in"/>
    </style:style>
    <style:style style:name="Table8.B" style:family="table-column">
      <style:table-column-properties style:column-width="2.0889in"/>
    </style:style>
    <style:style style:name="Table8.A1" style:family="table-cell">
      <style:table-cell-properties style:vertical-align="middle" fo:padding="0in" fo:border="none"/>
    </style:style>
    <style:style style:name="Table9" style:family="table">
      <style:table-properties style:width="0.5028in" table:align="left"/>
    </style:style>
    <style:style style:name="Table9.A" style:family="table-column">
      <style:table-column-properties style:column-width="0.2938in"/>
    </style:style>
    <style:style style:name="Table9.B" style:family="table-column">
      <style:table-column-properties style:column-width="0.209in"/>
    </style:style>
    <style:style style:name="Table9.A1" style:family="table-cell">
      <style:table-cell-properties style:vertical-align="middle" fo:padding="0in" fo:border="none"/>
    </style:style>
    <style:style style:name="Table10" style:family="table">
      <style:table-properties style:width="0.4264in" table:align="left"/>
    </style:style>
    <style:style style:name="Table10.A" style:family="table-column">
      <style:table-column-properties style:column-width="0.2938in"/>
    </style:style>
    <style:style style:name="Table10.B" style:family="table-column">
      <style:table-column-properties style:column-width="0.1326in"/>
    </style:style>
    <style:style style:name="Table10.A1" style:family="table-cell">
      <style:table-cell-properties style:vertical-align="middle" fo:padding="0in" fo:border="none"/>
    </style:style>
    <style:style style:name="Table11" style:family="table">
      <style:table-properties style:width="1.3264in" table:align="left"/>
    </style:style>
    <style:style style:name="Table11.A" style:family="table-column">
      <style:table-column-properties style:column-width="0.2938in"/>
    </style:style>
    <style:style style:name="Table11.B" style:family="table-column">
      <style:table-column-properties style:column-width="1.0326in"/>
    </style:style>
    <style:style style:name="Table11.A1" style:family="table-cell">
      <style:table-cell-properties style:vertical-align="middle" fo:padding="0in" fo:border="none"/>
    </style:style>
    <style:style style:name="Table12" style:family="table">
      <style:table-properties style:width="1.8417in" table:align="left"/>
    </style:style>
    <style:style style:name="Table12.A" style:family="table-column">
      <style:table-column-properties style:column-width="0.2938in"/>
    </style:style>
    <style:style style:name="Table12.B" style:family="table-column">
      <style:table-column-properties style:column-width="1.5479in"/>
    </style:style>
    <style:style style:name="Table12.A1" style:family="table-cell">
      <style:table-cell-properties style:vertical-align="middle" fo:padding="0in" fo:border="none"/>
    </style:style>
    <style:style style:name="Table13" style:family="table">
      <style:table-properties style:width="3.0972in" table:align="left"/>
    </style:style>
    <style:style style:name="Table13.A" style:family="table-column">
      <style:table-column-properties style:column-width="0.2938in"/>
    </style:style>
    <style:style style:name="Table13.B" style:family="table-column">
      <style:table-column-properties style:column-width="2.8035in"/>
    </style:style>
    <style:style style:name="Table13.A1" style:family="table-cell">
      <style:table-cell-properties style:vertical-align="middle" fo:padding="0in" fo:border="none"/>
    </style:style>
    <style:style style:name="Table14" style:family="table">
      <style:table-properties style:width="2.3826in" table:align="left"/>
    </style:style>
    <style:style style:name="Table14.A" style:family="table-column">
      <style:table-column-properties style:column-width="0.2938in"/>
    </style:style>
    <style:style style:name="Table14.B" style:family="table-column">
      <style:table-column-properties style:column-width="2.0889in"/>
    </style:style>
    <style:style style:name="Table14.A1" style:family="table-cell">
      <style:table-cell-properties style:vertical-align="middle" fo:padding="0in" fo:border="none"/>
    </style:style>
    <style:style style:name="Table15" style:family="table">
      <style:table-properties style:width="0.5028in" table:align="left"/>
    </style:style>
    <style:style style:name="Table15.A" style:family="table-column">
      <style:table-column-properties style:column-width="0.2938in"/>
    </style:style>
    <style:style style:name="Table15.B" style:family="table-column">
      <style:table-column-properties style:column-width="0.209in"/>
    </style:style>
    <style:style style:name="Table15.A1" style:family="table-cell">
      <style:table-cell-properties style:vertical-align="middle" fo:padding="0in" fo:border="none"/>
    </style:style>
    <style:style style:name="Table16" style:family="table">
      <style:table-properties style:width="1.9153in" table:align="left"/>
    </style:style>
    <style:style style:name="Table16.A" style:family="table-column">
      <style:table-column-properties style:column-width="0.2938in"/>
    </style:style>
    <style:style style:name="Table16.B" style:family="table-column">
      <style:table-column-properties style:column-width="1.6215in"/>
    </style:style>
    <style:style style:name="Table16.A1" style:family="table-cell">
      <style:table-cell-properties style:vertical-align="middle" fo:padding="0in" fo:border="none"/>
    </style:style>
    <style:style style:name="Table17" style:family="table">
      <style:table-properties style:width="2.2368in" table:align="left"/>
    </style:style>
    <style:style style:name="Table17.A" style:family="table-column">
      <style:table-column-properties style:column-width="0.2938in"/>
    </style:style>
    <style:style style:name="Table17.B" style:family="table-column">
      <style:table-column-properties style:column-width="1.9431in"/>
    </style:style>
    <style:style style:name="Table17.A1" style:family="table-cell">
      <style:table-cell-properties style:vertical-align="middle" fo:padding="0in" fo:border="none"/>
    </style:style>
    <style:style style:name="Table18" style:family="table">
      <style:table-properties style:width="1.1792in" table:align="left"/>
    </style:style>
    <style:style style:name="Table18.A" style:family="table-column">
      <style:table-column-properties style:column-width="0.2938in"/>
    </style:style>
    <style:style style:name="Table18.B" style:family="table-column">
      <style:table-column-properties style:column-width="0.8854in"/>
    </style:style>
    <style:style style:name="Table18.A1" style:family="table-cell">
      <style:table-cell-properties style:vertical-align="middle" fo:padding="0in" fo:border="none"/>
    </style:style>
    <style:style style:name="Table19" style:family="table">
      <style:table-properties style:width="4.5757in" table:align="left"/>
    </style:style>
    <style:style style:name="Table19.A" style:family="table-column">
      <style:table-column-properties style:column-width="0.2938in"/>
    </style:style>
    <style:style style:name="Table19.B" style:family="table-column">
      <style:table-column-properties style:column-width="4.2819in"/>
    </style:style>
    <style:style style:name="Table19.A1" style:family="table-cell">
      <style:table-cell-properties style:vertical-align="middle" fo:padding="0in" fo:border="none"/>
    </style:style>
    <style:style style:name="Table20" style:family="table">
      <style:table-properties style:width="2.9521in" table:align="left"/>
    </style:style>
    <style:style style:name="Table20.A" style:family="table-column">
      <style:table-column-properties style:column-width="0.2938in"/>
    </style:style>
    <style:style style:name="Table20.B" style:family="table-column">
      <style:table-column-properties style:column-width="2.6583in"/>
    </style:style>
    <style:style style:name="Table20.A1" style:family="table-cell">
      <style:table-cell-properties style:vertical-align="middle" fo:padding="0in" fo:border="none"/>
    </style:style>
    <style:style style:name="Table21" style:family="table">
      <style:table-properties style:width="1.9083in" table:align="left"/>
    </style:style>
    <style:style style:name="Table21.A" style:family="table-column">
      <style:table-column-properties style:column-width="0.2938in"/>
    </style:style>
    <style:style style:name="Table21.B" style:family="table-column">
      <style:table-column-properties style:column-width="1.6146in"/>
    </style:style>
    <style:style style:name="Table21.A1" style:family="table-cell">
      <style:table-cell-properties style:vertical-align="middle" fo:padding="0in" fo:border="none"/>
    </style:style>
    <style:style style:name="Table22" style:family="table">
      <style:table-properties style:width="1.8285in" table:align="left"/>
    </style:style>
    <style:style style:name="Table22.A" style:family="table-column">
      <style:table-column-properties style:column-width="0.2938in"/>
    </style:style>
    <style:style style:name="Table22.B" style:family="table-column">
      <style:table-column-properties style:column-width="1.5347in"/>
    </style:style>
    <style:style style:name="Table22.A1" style:family="table-cell">
      <style:table-cell-properties style:vertical-align="middle" fo:padding="0in" fo:border="none"/>
    </style:style>
    <style:style style:name="Table23" style:family="table">
      <style:table-properties style:width="1.5785in" table:align="left"/>
    </style:style>
    <style:style style:name="Table23.A" style:family="table-column">
      <style:table-column-properties style:column-width="0.2938in"/>
    </style:style>
    <style:style style:name="Table23.B" style:family="table-column">
      <style:table-column-properties style:column-width="1.2847in"/>
    </style:style>
    <style:style style:name="Table23.A1" style:family="table-cell">
      <style:table-cell-properties style:vertical-align="middle" fo:padding="0in" fo:border="none"/>
    </style:style>
    <style:style style:name="Table24" style:family="table">
      <style:table-properties style:width="2.8507in" table:align="left"/>
    </style:style>
    <style:style style:name="Table24.A" style:family="table-column">
      <style:table-column-properties style:column-width="0.2938in"/>
    </style:style>
    <style:style style:name="Table24.B" style:family="table-column">
      <style:table-column-properties style:column-width="2.5569in"/>
    </style:style>
    <style:style style:name="Table24.A1" style:family="table-cell">
      <style:table-cell-properties style:vertical-align="middle" fo:padding="0in" fo:border="none"/>
    </style:style>
    <style:style style:name="Table25" style:family="table">
      <style:table-properties style:width="0.5028in" table:align="left"/>
    </style:style>
    <style:style style:name="Table25.A" style:family="table-column">
      <style:table-column-properties style:column-width="0.2938in"/>
    </style:style>
    <style:style style:name="Table25.B" style:family="table-column">
      <style:table-column-properties style:column-width="0.209in"/>
    </style:style>
    <style:style style:name="Table25.A1" style:family="table-cell">
      <style:table-cell-properties style:vertical-align="middle" fo:padding="0in" fo:border="none"/>
    </style:style>
    <style:style style:name="Table26" style:family="table">
      <style:table-properties style:width="0.4264in" table:align="left"/>
    </style:style>
    <style:style style:name="Table26.A" style:family="table-column">
      <style:table-column-properties style:column-width="0.2938in"/>
    </style:style>
    <style:style style:name="Table26.B" style:family="table-column">
      <style:table-column-properties style:column-width="0.1326in"/>
    </style:style>
    <style:style style:name="Table26.A1" style:family="table-cell">
      <style:table-cell-properties style:vertical-align="middle" fo:padding="0in" fo:border="none"/>
    </style:style>
    <style:style style:name="Table27" style:family="table">
      <style:table-properties style:width="1.7743in" table:align="left"/>
    </style:style>
    <style:style style:name="Table27.A" style:family="table-column">
      <style:table-column-properties style:column-width="0.2938in"/>
    </style:style>
    <style:style style:name="Table27.B" style:family="table-column">
      <style:table-column-properties style:column-width="1.4806in"/>
    </style:style>
    <style:style style:name="Table27.A1" style:family="table-cell">
      <style:table-cell-properties style:vertical-align="middle" fo:padding="0in" fo:border="none"/>
    </style:style>
    <style:style style:name="Table28" style:family="table">
      <style:table-properties style:width="2.2368in" table:align="left"/>
    </style:style>
    <style:style style:name="Table28.A" style:family="table-column">
      <style:table-column-properties style:column-width="0.2938in"/>
    </style:style>
    <style:style style:name="Table28.B" style:family="table-column">
      <style:table-column-properties style:column-width="1.9431in"/>
    </style:style>
    <style:style style:name="Table28.A1" style:family="table-cell">
      <style:table-cell-properties style:vertical-align="middle" fo:padding="0in" fo:border="none"/>
    </style:style>
    <style:style style:name="Table29" style:family="table">
      <style:table-properties style:width="1.1792in" table:align="left"/>
    </style:style>
    <style:style style:name="Table29.A" style:family="table-column">
      <style:table-column-properties style:column-width="0.2938in"/>
    </style:style>
    <style:style style:name="Table29.B" style:family="table-column">
      <style:table-column-properties style:column-width="0.8854in"/>
    </style:style>
    <style:style style:name="Table29.A1" style:family="table-cell">
      <style:table-cell-properties style:vertical-align="middle" fo:padding="0in" fo:border="none"/>
    </style:style>
    <style:style style:name="Table30" style:family="table">
      <style:table-properties style:width="4.5757in" table:align="left"/>
    </style:style>
    <style:style style:name="Table30.A" style:family="table-column">
      <style:table-column-properties style:column-width="0.2938in"/>
    </style:style>
    <style:style style:name="Table30.B" style:family="table-column">
      <style:table-column-properties style:column-width="4.2819in"/>
    </style:style>
    <style:style style:name="Table30.A1" style:family="table-cell">
      <style:table-cell-properties style:vertical-align="middle" fo:padding="0in" fo:border="none"/>
    </style:style>
    <style:style style:name="Table31" style:family="table">
      <style:table-properties style:width="2.9521in" table:align="left"/>
    </style:style>
    <style:style style:name="Table31.A" style:family="table-column">
      <style:table-column-properties style:column-width="0.2938in"/>
    </style:style>
    <style:style style:name="Table31.B" style:family="table-column">
      <style:table-column-properties style:column-width="2.6583in"/>
    </style:style>
    <style:style style:name="Table31.A1" style:family="table-cell">
      <style:table-cell-properties style:vertical-align="middle" fo:padding="0in" fo:border="none"/>
    </style:style>
    <style:style style:name="Table32" style:family="table">
      <style:table-properties style:width="1.9083in" table:align="left"/>
    </style:style>
    <style:style style:name="Table32.A" style:family="table-column">
      <style:table-column-properties style:column-width="0.2938in"/>
    </style:style>
    <style:style style:name="Table32.B" style:family="table-column">
      <style:table-column-properties style:column-width="1.6146in"/>
    </style:style>
    <style:style style:name="Table32.A1" style:family="table-cell">
      <style:table-cell-properties style:vertical-align="middle" fo:padding="0in" fo:border="none"/>
    </style:style>
    <style:style style:name="Table33" style:family="table">
      <style:table-properties style:width="1.8285in" table:align="left"/>
    </style:style>
    <style:style style:name="Table33.A" style:family="table-column">
      <style:table-column-properties style:column-width="0.2938in"/>
    </style:style>
    <style:style style:name="Table33.B" style:family="table-column">
      <style:table-column-properties style:column-width="1.5347in"/>
    </style:style>
    <style:style style:name="Table33.A1" style:family="table-cell">
      <style:table-cell-properties style:vertical-align="middle" fo:padding="0in" fo:border="none"/>
    </style:style>
    <style:style style:name="Table34" style:family="table">
      <style:table-properties style:width="1.5785in" table:align="left"/>
    </style:style>
    <style:style style:name="Table34.A" style:family="table-column">
      <style:table-column-properties style:column-width="0.2938in"/>
    </style:style>
    <style:style style:name="Table34.B" style:family="table-column">
      <style:table-column-properties style:column-width="1.2847in"/>
    </style:style>
    <style:style style:name="Table34.A1" style:family="table-cell">
      <style:table-cell-properties style:vertical-align="middle" fo:padding="0in" fo:border="none"/>
    </style:style>
    <style:style style:name="Table35" style:family="table">
      <style:table-properties style:width="2.9111in" table:align="left"/>
    </style:style>
    <style:style style:name="Table35.A" style:family="table-column">
      <style:table-column-properties style:column-width="0.2938in"/>
    </style:style>
    <style:style style:name="Table35.B" style:family="table-column">
      <style:table-column-properties style:column-width="2.6174in"/>
    </style:style>
    <style:style style:name="Table35.A1" style:family="table-cell">
      <style:table-cell-properties style:vertical-align="middle" fo:padding="0in" fo:border="none"/>
    </style:style>
    <style:style style:name="Table36" style:family="table">
      <style:table-properties style:width="0.5028in" table:align="left"/>
    </style:style>
    <style:style style:name="Table36.A" style:family="table-column">
      <style:table-column-properties style:column-width="0.2938in"/>
    </style:style>
    <style:style style:name="Table36.B" style:family="table-column">
      <style:table-column-properties style:column-width="0.209in"/>
    </style:style>
    <style:style style:name="Table36.A1" style:family="table-cell">
      <style:table-cell-properties style:vertical-align="middle" fo:padding="0in" fo:border="none"/>
    </style:style>
    <style:style style:name="P1" style:family="paragraph" style:parent-style-name="Text_20_body">
      <style:paragraph-properties fo:margin-top="0in" fo:margin-bottom="0in" style:contextual-spacing="false"/>
      <style:text-properties fo:font-variant="normal" fo:text-transform="none" fo:color="#666666" fo:letter-spacing="normal" fo:padding="0in" fo:border="none"/>
    </style:style>
    <style:style style:name="P2" style:family="paragraph" style:parent-style-name="Text_20_body" style:list-style-name="L14">
      <style:paragraph-properties fo:margin-top="0in" fo:margin-bottom="0in" style:contextual-spacing="false" style:line-height-at-least="0.1457in" fo:text-align="start" style:justify-single-word="false" fo:padding-left="0.0193in" fo:padding-right="0.0193in" fo:padding-top="0.1043in" fo:padding-bottom="0.0193in" fo:border="0.06pt solid #e9eaed"/>
      <style:text-properties fo:font-variant="normal" fo:text-transform="none" fo:color="#333333" fo:letter-spacing="normal"/>
    </style:style>
    <style:style style:name="P3" style:family="paragraph" style:parent-style-name="Text_20_body" style:list-style-name="L14">
      <style:paragraph-properties fo:margin-top="0in" fo:margin-bottom="0in" style:contextual-spacing="false" style:line-height-at-least="0.1457in" fo:text-align="start" style:justify-single-word="false" fo:padding-left="0.0193in" fo:padding-right="0.0193in" fo:padding-top="0.1043in" fo:padding-bottom="0.0193in" fo:border="0.06pt solid #e9eaed"/>
    </style:style>
    <style:style style:name="P4" style:family="paragraph" style:parent-style-name="Text_20_body" style:list-style-name="L14">
      <style:paragraph-properties fo:margin-top="0in" fo:margin-bottom="0in" style:contextual-spacing="false" style:line-height-at-least="0.1457in" fo:text-align="start" style:justify-single-word="false" fo:padding-left="0in" fo:padding-right="0in" fo:padding-top="0.1043in" fo:padding-bottom="0in" fo:border-left="none" fo:border-right="none" fo:border-top="0.74pt solid #e9eaed" fo:border-bottom="none"/>
      <style:text-properties fo:font-variant="normal" fo:text-transform="none" fo:color="#333333" fo:letter-spacing="normal"/>
    </style:style>
    <style:style style:name="P5" style:family="paragraph" style:parent-style-name="Text_20_body" style:list-style-name="L14">
      <style:paragraph-properties fo:margin-top="0in" fo:margin-bottom="0in" style:contextual-spacing="false" style:line-height-at-least="0.1457in" fo:text-align="start" style:justify-single-word="false" fo:padding-left="0in" fo:padding-right="0in" fo:padding-top="0.1043in" fo:padding-bottom="0in" fo:border-left="none" fo:border-right="none" fo:border-top="0.74pt solid #e9eaed" fo:border-bottom="none"/>
    </style:style>
    <style:style style:name="P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inherit" fo:padding="0in" fo:border="none"/>
    </style:style>
    <style:style style:name="P7" style:family="paragraph" style:parent-style-name="Text_20_body">
      <style:paragraph-properties fo:margin-left="0in" fo:margin-right="0in" fo:margin-top="0in" fo:margin-bottom="0in" style:contextual-spacing="false" fo:text-indent="0in" style:auto-text-indent="false" fo:padding="0in" fo:border="none"/>
    </style:style>
    <style:style style:name="P8" style:family="paragraph" style:parent-style-name="Text_20_body">
      <style:paragraph-properties fo:margin-left="0in" fo:margin-right="0in" fo:margin-top="0in" fo:margin-bottom="0in" style:contextual-spacing="false" style:line-height-at-least="0.25in" fo:text-indent="0in" style:auto-text-indent="false" fo:padding="0in" fo: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00" style:font-name="inherit" fo:font-size="12.75pt" fo:letter-spacing="normal" fo:font-style="normal" fo:font-weight="normal" fo:padding="0in" fo:border="none"/>
    </style:style>
    <style:style style:name="P10" style:family="paragraph" style:parent-style-name="Text_20_body" style:list-style-name="L14">
      <style:paragraph-properties fo:margin-left="0in" fo:margin-right="0in" fo:margin-top="0in" fo:margin-bottom="0in" style:contextual-spacing="false" style:line-height-at-least="0.1457in" fo:text-align="start" style:justify-single-word="false" fo:text-indent="0in" style:auto-text-indent="false" fo:padding-left="0.0193in" fo:padding-right="0.0193in" fo:padding-top="0.1043in" fo:padding-bottom="0.0193in" fo:border="0.06pt solid #e9eaed"/>
    </style:style>
    <style:style style:name="P11" style:family="paragraph" style:parent-style-name="Text_20_body" style:list-style-name="L14">
      <style:paragraph-properties fo:margin-left="0in" fo:margin-right="0.1146in" fo:margin-top="0in" fo:margin-bottom="0.0835in" style:contextual-spacing="false" style:line-height-at-least="0.1457in" fo:text-align="start" style:justify-single-word="false" fo:text-indent="0in" style:auto-text-indent="false" fo:padding-left="0.0193in" fo:padding-right="0.0193in" fo:padding-top="0.1043in" fo:padding-bottom="0.0193in" fo:border="0.06pt solid #e9eaed"/>
      <style:text-properties fo:font-variant="normal" fo:text-transform="none" fo:color="#3b5998" style:text-line-through-style="none" style:text-line-through-type="none" fo:letter-spacing="normal" style:text-underline-style="none" style:text-blinking="false" fo:background-color="#ededed"/>
    </style:style>
    <style:style style:name="P12" style:family="paragraph" style:parent-style-name="Text_20_body" style:list-style-name="L14">
      <style:paragraph-properties fo:margin-left="0in" fo:margin-right="0.1146in" fo:margin-top="0in" fo:margin-bottom="0.0835in" style:contextual-spacing="false" style:line-height-at-least="0.1457in" fo:text-align="start" style:justify-single-word="false" fo:text-indent="0in" style:auto-text-indent="false" fo:padding-left="0in" fo:padding-right="0in" fo:padding-top="0.1043in" fo:padding-bottom="0in" fo:border-left="none" fo:border-right="none" fo:border-top="0.74pt solid #e9eaed" fo:border-bottom="none"/>
      <style:text-properties fo:font-variant="normal" fo:text-transform="none" fo:color="#3b5998" style:text-line-through-style="none" style:text-line-through-type="none" fo:letter-spacing="normal" style:text-underline-style="none" style:text-blinking="false" fo:background-color="#ededed"/>
    </style:style>
    <style:style style:name="P13" style:family="paragraph" style:parent-style-name="Text_20_body" style:list-style-name="L14">
      <style:paragraph-properties fo:margin-left="0in" fo:margin-right="0.2917in" fo:margin-top="0in" fo:margin-bottom="0.052in" style:contextual-spacing="false" style:line-height-at-least="0.1457in" fo:text-align="start" style:justify-single-word="false" fo:text-indent="0in" style:auto-text-indent="false" fo:padding-left="0.0193in" fo:padding-right="0.0193in" fo:padding-top="0.1043in" fo:padding-bottom="0.0193in" fo:border="0.06pt solid #e9eaed"/>
      <style:text-properties fo:font-variant="normal" fo:text-transform="none" fo:color="#1a1a1a" style:font-name="Helvetica Neue" fo:font-size="9pt" fo:letter-spacing="normal" fo:font-style="normal" fo:font-weight="normal"/>
    </style:style>
    <style:style style:name="P14" style:family="paragraph" style:parent-style-name="Text_20_body" style:list-style-name="L14">
      <style:paragraph-properties fo:margin-left="0in" fo:margin-right="0.2917in" fo:margin-top="0in" fo:margin-bottom="0.052in" style:contextual-spacing="false" style:line-height-at-least="0.1457in" fo:text-align="start" style:justify-single-word="false" fo:text-indent="0in" style:auto-text-indent="false" fo:padding-left="0in" fo:padding-right="0in" fo:padding-top="0.1043in" fo:padding-bottom="0in" fo:border-left="none" fo:border-right="none" fo:border-top="0.74pt solid #e9eaed" fo:border-bottom="none"/>
      <style:text-properties fo:font-variant="normal" fo:text-transform="none" fo:color="#1a1a1a" style:font-name="Helvetica Neue" fo:font-size="9pt" fo:letter-spacing="normal" fo:font-style="normal" fo:font-weight="normal"/>
    </style:style>
    <style:style style:name="P15" style:family="paragraph" style:parent-style-name="Text_20_body" style:list-style-name="L14">
      <style:paragraph-properties fo:margin-top="0.052in" fo:margin-bottom="0.0835in" style:contextual-spacing="false" style:line-height-at-least="0.1457in" fo:text-align="start" style:justify-single-word="false" fo:padding-left="0.0193in" fo:padding-right="0.0193in" fo:padding-top="0.1043in" fo:padding-bottom="0.0193in" fo:border="0.06pt solid #e9eaed"/>
    </style:style>
    <style:style style:name="P16" style:family="paragraph" style:parent-style-name="Text_20_body" style:list-style-name="L14">
      <style:paragraph-properties fo:margin-top="0.052in" fo:margin-bottom="0.0835in" style:contextual-spacing="false" style:line-height-at-least="0.1457in" fo:text-align="start" style:justify-single-word="false" fo:padding-left="0.0193in" fo:padding-right="0.0193in" fo:padding-top="0.1043in" fo:padding-bottom="0.0193in" fo:border="0.06pt solid #e9eaed"/>
      <style:text-properties fo:font-variant="normal" fo:text-transform="none" fo:color="#808080" fo:letter-spacing="normal"/>
    </style:style>
    <style:style style:name="P17" style:family="paragraph" style:parent-style-name="Text_20_body" style:list-style-name="L14">
      <style:paragraph-properties fo:margin-top="0.052in" fo:margin-bottom="0.0835in" style:contextual-spacing="false" style:line-height-at-least="0.1457in" fo:text-align="start" style:justify-single-word="false" fo:padding-left="0in" fo:padding-right="0in" fo:padding-top="0.1043in" fo:padding-bottom="0in" fo:border-left="none" fo:border-right="none" fo:border-top="0.74pt solid #e9eaed" fo:border-bottom="none"/>
    </style:style>
    <style:style style:name="P18" style:family="paragraph" style:parent-style-name="Text_20_body" style:list-style-name="L14">
      <style:paragraph-properties fo:margin-top="0.052in" fo:margin-bottom="0.0835in" style:contextual-spacing="false" style:line-height-at-least="0.1457in" fo:text-align="start" style:justify-single-word="false" fo:padding-left="0in" fo:padding-right="0in" fo:padding-top="0.1043in" fo:padding-bottom="0in" fo:border-left="none" fo:border-right="none" fo:border-top="0.74pt solid #e9eaed" fo:border-bottom="none"/>
      <style:text-properties fo:font-variant="normal" fo:text-transform="none" fo:color="#808080" fo:letter-spacing="normal"/>
    </style:style>
    <style:style style:name="P19" style:family="paragraph" style:parent-style-name="Heading_20_3">
      <style:paragraph-properties fo:margin-left="0in" fo:margin-right="0in" fo:margin-top="0.3126in" fo:margin-bottom="0.1043in" style:contextual-spacing="false" fo:text-indent="0in" style:auto-text-indent="false" fo:padding="0in" fo:border="none"/>
      <style:text-properties fo:font-variant="normal" fo:text-transform="none" fo:color="#444444" style:font-name="inherit" fo:font-size="24pt" fo:letter-spacing="normal" fo:font-style="normal" fo:font-weight="normal" fo:padding="0in" fo:border="none"/>
    </style:style>
    <style:style style:name="P20" style:family="paragraph" style:parent-style-name="Table_20_Contents">
      <style:paragraph-properties fo:margin-left="0in" fo:margin-right="0in" fo:margin-top="0in" fo:margin-bottom="0in" style:contextual-spacing="false" fo:text-align="end" style:justify-single-word="false" fo:text-indent="0in" style:auto-text-indent="false"/>
    </style:style>
    <style:style style:name="P21"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22" style:family="paragraph" style:parent-style-name="Table_20_Contents">
      <style:paragraph-properties fo:margin-top="0in" fo:margin-bottom="0in" style:contextual-spacing="false" fo:text-align="start" style:justify-single-word="false"/>
      <style:text-properties fo:font-variant="normal" fo:text-transform="none" fo:color="#000000"/>
    </style:style>
    <style:style style:name="P23" style:family="paragraph" style:parent-style-name="Heading_20_1">
      <style:text-properties fo:font-variant="normal" fo:text-transform="none" fo:color="#444444" style:font-name="Roboto Condensed" fo:font-size="28.5pt" fo:letter-spacing="-0.0102in" fo:font-style="normal" fo:font-weight="normal" fo:padding="0in" fo:border="none"/>
    </style:style>
    <style:style style:name="P24" style:family="paragraph" style:parent-style-name="Standard">
      <style:text-properties fo:padding="0in" fo:border="none"/>
    </style:style>
    <style:style style:name="P25" style:family="paragraph" style:parent-style-name="Standard">
      <style:text-properties officeooo:rsid="001530f6" officeooo:paragraph-rsid="001530f6" fo:padding="0in" fo:border="none"/>
    </style:style>
    <style:style style:name="P26" style:family="paragraph" style:parent-style-name="Standard">
      <style:paragraph-properties fo:margin-left="0in" fo:margin-right="0in" fo:margin-top="0in" fo:margin-bottom="0in" style:contextual-spacing="false" style:line-height-at-least="0.1354in" fo:text-align="center" style:justify-single-word="false" fo:text-indent="0in" style:auto-text-indent="false"/>
    </style:style>
    <style:style style:name="P27" style:family="paragraph" style:parent-style-name="Standard">
      <style:paragraph-properties fo:margin-top="0.0417in" fo:margin-bottom="0.0972in" style:contextual-spacing="false"/>
    </style:style>
    <style:style style:name="P28" style:family="paragraph">
      <style:paragraph-properties fo:text-align="start"/>
      <style:text-properties style:font-name="Helvetica Neue" fo:font-size="9pt"/>
    </style:style>
    <style:style style:name="P29" style:family="paragraph">
      <style:paragraph-properties fo:text-align="center"/>
      <style:text-properties style:font-name="Helvetica Neue" fo:font-size="9pt" fo:font-weight="normal"/>
    </style:style>
    <style:style style:name="P30" style:family="paragraph">
      <style:paragraph-properties fo:text-align="center"/>
      <style:text-properties fo:color="#3b5998" style:font-name="lucida grande" fo:font-size="8pt" fo:font-weight="normal"/>
    </style:style>
    <style:style style:name="T1" style:family="text">
      <style:text-properties fo:color="#333333" style:text-line-through-style="none" style:text-line-through-type="none" style:font-name="lucida grande" fo:font-size="8.25pt" style:text-underline-style="none" fo:font-weight="bold" style:text-blinking="false" fo:padding="0in" fo:border="none"/>
    </style:style>
    <style:style style:name="T2" style:family="text">
      <style:text-properties style:font-name="Helvetica Neue" fo:font-size="9pt" fo:font-style="normal" fo:font-weight="normal"/>
    </style:style>
    <style:style style:name="T3" style:family="text">
      <style:text-properties fo:font-variant="normal" fo:text-transform="none" fo:color="#3b5998" style:text-line-through-style="none" style:text-line-through-type="none" style:font-name="Helvetica Neue" fo:font-size="9pt" fo:letter-spacing="normal" fo:font-style="normal" style:text-underline-style="none" fo:font-weight="bold" style:text-blinking="false"/>
    </style:style>
    <style:style style:name="T4" style:family="text">
      <style:text-properties fo:font-variant="normal" fo:text-transform="none" fo:color="#3b5998" style:text-line-through-style="none" style:text-line-through-type="none" style:font-name="Helvetica Neue" fo:font-size="9pt" fo:letter-spacing="normal" fo:font-style="normal" style:text-underline-style="none" fo:font-weight="normal" style:text-blinking="false"/>
    </style:style>
    <style:style style:name="T5" style:family="text">
      <style:text-properties fo:font-variant="normal" fo:text-transform="none" fo:color="#808080" style:font-name="Helvetica Neue" fo:font-size="9pt" fo:letter-spacing="normal" fo:font-style="normal" fo:font-weight="normal"/>
    </style:style>
    <style:style style:name="T6" style:family="text">
      <style:text-properties fo:font-variant="normal" fo:text-transform="none" fo:color="#808080" style:font-name="Helvetica Neue" fo:font-size="9.75pt" fo:letter-spacing="normal" fo:font-style="normal" fo:font-weight="bold"/>
    </style:style>
    <style:style style:name="T7" style:family="text">
      <style:text-properties fo:font-variant="normal" fo:text-transform="none" fo:color="#9197a3" style:text-line-through-style="none" style:text-line-through-type="none" style:font-name="Helvetica Neue" fo:font-size="9pt" fo:letter-spacing="normal" fo:font-style="normal" style:text-underline-style="none" fo:font-weight="normal" style:text-blinking="false"/>
    </style:style>
    <style:style style:name="T8" style:family="text">
      <style:text-properties fo:font-variant="normal" fo:text-transform="none" fo:color="#000000" style:font-name="inherit" fo:font-size="12.75pt" fo:letter-spacing="normal" fo:font-style="normal" fo:font-weight="normal" fo:padding="0in" fo:border="none"/>
    </style:style>
    <style:style style:name="T9" style:family="text">
      <style:text-properties fo:font-variant="normal" fo:text-transform="none" fo:color="#000000" style:font-name="inherit" fo:font-size="12.75pt" fo:letter-spacing="normal" fo:font-style="italic" fo:font-weight="normal" fo:padding="0in" fo:border="none"/>
    </style:style>
    <style:style style:name="T10" style:family="text">
      <style:text-properties fo:font-variant="normal" fo:text-transform="none" fo:color="#000000" fo:padding="0in" fo:border="none"/>
    </style:style>
    <style:style style:name="T11" style:family="text">
      <style:text-properties fo:font-variant="normal" fo:text-transform="none" fo:color="#000000" style:font-name="Consolas" fo:font-style="normal" fo:font-weight="normal"/>
    </style:style>
    <style:style style:name="T12" style:family="text">
      <style:text-properties fo:font-variant="normal" fo:text-transform="none" fo:color="#000000" style:font-name="Consolas" fo:font-style="normal" fo:font-weight="normal" fo:padding="0in" fo:border="none"/>
    </style:style>
    <style:style style:name="T13" style:family="text">
      <style:text-properties fo:font-variant="normal" fo:text-transform="none" fo:color="#afafaf" style:font-name="Consolas" fo:font-style="normal" fo:font-weight="normal" fo:padding="0in" fo:border="none"/>
    </style:style>
    <style:style style:name="T14" style:family="text">
      <style:text-properties fo:font-variant="normal" fo:text-transform="none" fo:color="#0000ff" style:font-name="Consolas" fo:font-style="normal" fo:font-weight="normal" fo:padding="0in" fo:border="none"/>
    </style:style>
    <style:style style:name="T15" style:family="text">
      <style:text-properties fo:font-variant="normal" fo:text-transform="none" fo:color="#006699" style:font-name="Consolas" fo:font-style="normal" fo:font-weight="bold" fo:padding="0in" fo:border="none"/>
    </style:style>
    <style:style style:name="T16" style:family="text">
      <style:text-properties fo:font-variant="normal" fo:text-transform="none" fo:color="#666666" style:font-name="inherit" fo:font-size="12.75pt" fo:letter-spacing="normal" fo:font-style="normal" fo:font-weight="normal" style:font-name-asian="inherit" style:font-size-asian="12.75pt" style:font-style-asian="normal" style:font-weight-asian="normal" style:font-name-complex="inherit" style:font-size-complex="12.75pt" style:font-style-complex="normal" style:font-weight-complex="normal" fo:padding="0in" fo:border="none"/>
    </style:style>
    <style:style style:name="T17" style:family="text">
      <style:text-properties fo:font-variant="normal" fo:text-transform="none" fo:color="#666666" style:font-name="inherit" fo:font-size="12.75pt" fo:letter-spacing="normal" fo:font-style="normal" fo:font-weight="bold" style:font-name-asian="inherit" style:font-size-asian="12.75pt" style:font-style-asian="normal" style:font-weight-asian="normal" style:font-name-complex="inherit" style:font-size-complex="12.75pt" style:font-style-complex="normal" style:font-weight-complex="normal" fo:padding="0in" fo:border="none"/>
    </style:style>
    <style:style style:name="T18" style:family="text">
      <style:text-properties fo:font-variant="normal" fo:text-transform="none" fo:color="#666666" style:font-name="inherit" fo:font-size="12.75pt" fo:letter-spacing="normal" fo:font-style="italic" fo:font-weight="normal" style:font-name-asian="inherit" style:font-size-asian="12.75pt" style:font-style-asian="normal" style:font-weight-asian="normal" style:font-name-complex="inherit" style:font-size-complex="12.75pt" style:font-style-complex="normal" style:font-weight-complex="normal" fo:padding="0in" fo:border="none"/>
    </style:style>
    <style:style style:name="T19" style:family="text">
      <style:text-properties fo:font-variant="normal" fo:text-transform="none" fo:color="#009900" style:font-name="Consolas" fo:font-style="normal" fo:font-weight="normal" fo:padding="0in" fo:border="none"/>
    </style:style>
    <style:style style:name="T20" style:family="text">
      <style:text-properties fo:text-transform="uppercase" fo:color="#aaaaaa" style:font-name="Open Sans" fo:font-size="10.5pt" fo:letter-spacing="normal" fo:font-style="normal" fo:font-weight="normal"/>
    </style:style>
    <style:style style:name="T21" style:family="text">
      <style:text-properties fo:text-transform="uppercase" fo:color="#c0392b" style:text-line-through-style="none" style:text-line-through-type="none" style:font-name="inherit" fo:font-size="10.5pt" fo:letter-spacing="normal" fo:font-style="normal" style:text-underline-style="none" fo:font-weight="normal" style:text-blinking="false" fo:padding="0in" fo: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style:style style:name="fr3"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www.facebook.com/ajax/connect/feedback.php" xlink:type="simple">
          <form:properties>
            <form:property form:property-name="PropertyChangeNotificationEnabled" office:value-type="boolean" office:boolean-value="true"/>
          </form:properties>
          <form:listbox form:control-implementation="ooo:com.sun.star.form.component.ListBox" xml:id="control1" form:id="control1" form:dropdown="tru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option form:label="Comment using..." form:value="$$$empty$$$" form:current-selected="true" form:selected="true"/>
            <form:option form:label="Facebook" form:value="facebook"/>
            <form:option form:label="Yahoo" form:value="yahoo"/>
            <form:option form:label="AOL" form:value="aol"/>
            <form:option form:label="Windows Live" form:value="microsoft"/>
          </form:listbox>
        </form:form>
        <form:form form:apply-filter="true" form:method="post" form:control-implementation="ooo:com.sun.star.form.component.Form" office:target-frame="" xlink:href="https://www.facebook.com/plugins/comments.php?api_key=610536555681921&amp;channel_url=http%3A%2F%2Fstatic.ak.facebook.com%2Fconnect%2Fxd_arbiter%2FKFZn1BJ0LYk.js%3Fversion%3D41%23cb%3Df1c41c7f2c%26domain%3Dcreative-punch.net%26origin%3Dhttp%253A%252F%252Fcreative-punch.net%252Ff34f446344%26relation%3Dparent.parent&amp;colorscheme=light&amp;href=http%3A%2F%2Fcreative-punch.net%2F2014%2F01%2Fperfect-css-hexagons-size-using-transform-calc%2F&amp;locale=en_US&amp;numposts=10&amp;publish_feed=true&amp;sdk=joey&amp;skin=light&amp;width=600#" xlink:type="simple">
          <form:properties>
            <form:property form:property-name="PropertyChangeNotificationEnabled" office:value-type="boolean" office:boolean-value="true"/>
          </form:properties>
          <form:button form:control-implementation="ooo:com.sun.star.form.component.CommandButton" xml:id="control2" form:id="control2" form:label="submit"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www.facebook.com/plugins/comments.php?api_key=610536555681921&amp;channel_url=http%3A%2F%2Fstatic.ak.facebook.com%2Fconnect%2Fxd_arbiter%2FKFZn1BJ0LYk.js%3Fversion%3D41%23cb%3Df1c41c7f2c%26domain%3Dcreative-punch.net%26origin%3Dhttp%253A%252F%252Fcreative-punch.net%252Ff34f446344%26relation%3Dparent.parent&amp;colorscheme=light&amp;href=http%3A%2F%2Fcreative-punch.net%2F2014%2F01%2Fperfect-css-hexagons-size-using-transform-calc%2F&amp;locale=en_US&amp;numposts=10&amp;publish_feed=true&amp;sdk=joey&amp;skin=light&amp;width=600#" xlink:type="simple">
          <form:properties>
            <form:property form:property-name="PropertyChangeNotificationEnabled" office:value-type="boolean" office:boolean-value="true"/>
          </form:properties>
          <form:button form:control-implementation="ooo:com.sun.star.form.component.CommandButton" xml:id="control3" form:id="control3" form:label="Like"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www.facebook.com/plugins/comments.php?api_key=610536555681921&amp;channel_url=http%3A%2F%2Fstatic.ak.facebook.com%2Fconnect%2Fxd_arbiter%2FKFZn1BJ0LYk.js%3Fversion%3D41%23cb%3Df1c41c7f2c%26domain%3Dcreative-punch.net%26origin%3Dhttp%253A%252F%252Fcreative-punch.net%252Ff34f446344%26relation%3Dparent.parent&amp;colorscheme=light&amp;href=http%3A%2F%2Fcreative-punch.net%2F2014%2F01%2Fperfect-css-hexagons-size-using-transform-calc%2F&amp;locale=en_US&amp;numposts=10&amp;publish_feed=true&amp;sdk=joey&amp;skin=light&amp;width=600#" xlink:type="simple">
          <form:properties>
            <form:property form:property-name="PropertyChangeNotificationEnabled" office:value-type="boolean" office:boolean-value="true"/>
          </form:properties>
          <form:button form:control-implementation="ooo:com.sun.star.form.component.CommandButton" xml:id="control4" form:id="control4" form:label="submit"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www.facebook.com/plugins/comments.php?api_key=610536555681921&amp;channel_url=http%3A%2F%2Fstatic.ak.facebook.com%2Fconnect%2Fxd_arbiter%2FKFZn1BJ0LYk.js%3Fversion%3D41%23cb%3Df1c41c7f2c%26domain%3Dcreative-punch.net%26origin%3Dhttp%253A%252F%252Fcreative-punch.net%252Ff34f446344%26relation%3Dparent.parent&amp;colorscheme=light&amp;href=http%3A%2F%2Fcreative-punch.net%2F2014%2F01%2Fperfect-css-hexagons-size-using-transform-calc%2F&amp;locale=en_US&amp;numposts=10&amp;publish_feed=true&amp;sdk=joey&amp;skin=light&amp;width=600#" xlink:type="simple">
          <form:properties>
            <form:property form:property-name="PropertyChangeNotificationEnabled" office:value-type="boolean" office:boolean-value="true"/>
          </form:properties>
          <form:button form:control-implementation="ooo:com.sun.star.form.component.CommandButton" xml:id="control5" form:id="control5" form:label="Like"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in" svg:y="0in" svg:width="6.7398in" svg:height="0.6252in" draw:z-index="8">
        <draw:floating-frame draw:frame-name="aswift_0"/>
      </draw:frame>
      <draw:frame draw:style-name="fr2" draw:name="Object3" text:anchor-type="page" text:anchor-page-number="1" svg:x="0in" svg:y="0in" svg:width="6.7398in" svg:height="0.6252in" draw:z-index="9">
        <draw:floating-frame draw:frame-name="aswift_1"/>
      </draw:frame>
      <text:p text:style-name="P25">http://creative-punch.net/2014/01/perfect-css-hexagons-size-using-transform-calc/</text:p>
      <text:h text:style-name="P23" text:outline-level="1">Perfect CSS hexagons in any size using transform and calc()</text:h>
      <text:p text:style-name="P8"><text:span text:style-name="T20">BY </text:span><text:a xlink:type="simple" xlink:href="http://creative-punch.net/author/CreativePunch/"><text:span text:style-name="T21">CREATIVE PUNCH</text:span></text:a><text:span text:style-name="T20"> · JANUARY 26, 2014</text:span></text:p>
      <text:p text:style-name="P6"><text:bookmark text:name="aswift_0_expand"/><text:bookmark text:name="aswift_0_anchor"/></text:p>
      <text:p text:style-name="P7"><text:span text:style-name="T8">In this tutorial I will how you how to create perfect CSS hexagons in any size using</text:span><text:span text:style-name="Emphasis"><text:span text:style-name="T9">transform</text:span></text:span><text:span text:style-name="T8"> and </text:span><text:span text:style-name="Emphasis"><text:span text:style-name="T9">calc()</text:span></text:span><text:span text:style-name="T8">. This method doesn’t make use of borders and dynamically calculates the essential values like the width and positioning based on some trigonometry calculations.</text:span></text:p>
      <text:p text:style-name="P9">The demo below features 3 differently sized hexagons. that can be made with a single div (and a wrapper div to define width and height of the hexagon).</text:p>
      <text:p text:style-name="P1"><draw:frame draw:style-name="fr3" draw:name="Object2" text:anchor-type="as-char" svg:width="6.7398in" svg:height="4.1665in" draw:z-index="7"><draw:floating-frame xlink:href="http://jsfiddle.net/CreativePunch/PjK84/embedded/result,js,html,css/light/" xlink:type="simple" xlink:show="embed" xlink:actuate="onLoad"/></draw:frame></text:p>
      <text:h text:style-name="P19" text:outline-level="3">The HTML markup</text:h>
      <text:p text:style-name="P9">Our aim is to keep the markup simple.</text:p>
      <text:section text:style-name="Sect2" text:name="highlighter_460869">
        <table:table table:name="Table1" table:style-name="Table1">
          <table:table-column table:style-name="Table1.A"/>
          <table:table-column table:style-name="Table1.B"/>
          <table:table-row>
            <table:table-cell table:style-name="Table1.A1" office:value-type="string">
              <text:p text:style-name="P20"><text:span text:style-name="Source_20_Text"><text:span text:style-name="T13">1</text:span></text:span></text:p>
            </table:table-cell>
            <table:table-cell table:style-name="Table1.A1" office:value-type="string">
              <text:p text:style-name="P21"><text:span text:style-name="Source_20_Text"><text:span text:style-name="T12">&lt;div id=</text:span></text:span><text:span text:style-name="Source_20_Text"><text:span text:style-name="T14">"hex1"</text:span></text:span><text:span text:style-name="T11"> </text:span><text:span text:style-name="Source_20_Text"><text:span text:style-name="T15">class</text:span></text:span><text:span text:style-name="Source_20_Text"><text:span text:style-name="T12">=</text:span></text:span><text:span text:style-name="Source_20_Text"><text:span text:style-name="T14">"hexagon-wrapper"</text:span></text:span><text:span text:style-name="Source_20_Text"><text:span text:style-name="T12">&gt;</text:span></text:span></text:p>
            </table:table-cell>
          </table:table-row>
        </table:table>
        <table:table table:name="Table2" table:style-name="Table2">
          <table:table-column table:style-name="Table2.A"/>
          <table:table-column table:style-name="Table2.B"/>
          <table:table-row>
            <table:table-cell table:style-name="Table2.A1" office:value-type="string">
              <text:p text:style-name="P20"><text:span text:style-name="Source_20_Text"><text:span text:style-name="T13">2</text:span></text:span></text:p>
            </table:table-cell>
            <table:table-cell table:style-name="Table2.A1" office:value-type="string">
              <text:p text:style-name="P21"><text:span text:style-name="Source_20_Text"><text:span text:style-name="T10">    </text:span></text:span><text:span text:style-name="Source_20_Text"><text:span text:style-name="T12">&lt;div id=</text:span></text:span><text:span text:style-name="Source_20_Text"><text:span text:style-name="T14">"color1"</text:span></text:span><text:span text:style-name="T11"> </text:span><text:span text:style-name="Source_20_Text"><text:span text:style-name="T15">class</text:span></text:span><text:span text:style-name="Source_20_Text"><text:span text:style-name="T12">=</text:span></text:span><text:span text:style-name="Source_20_Text"><text:span text:style-name="T14">"hexagon"</text:span></text:span><text:span text:style-name="Source_20_Text"><text:span text:style-name="T12">&gt;&lt;/div&gt;</text:span></text:span></text:p>
            </table:table-cell>
          </table:table-row>
        </table:table>
        <table:table table:name="Table3" table:style-name="Table3">
          <table:table-column table:style-name="Table3.A"/>
          <table:table-column table:style-name="Table3.B"/>
          <text:soft-page-break/>
          <table:table-row>
            <table:table-cell table:style-name="Table3.A1" office:value-type="string">
              <text:p text:style-name="P20"><text:span text:style-name="Source_20_Text"><text:span text:style-name="T13">3</text:span></text:span></text:p>
            </table:table-cell>
            <table:table-cell table:style-name="Table3.A1" office:value-type="string">
              <text:p text:style-name="P21"><text:span text:style-name="Source_20_Text"><text:span text:style-name="T12">&lt;/div&gt;</text:span></text:span></text:p>
            </table:table-cell>
          </table:table-row>
        </table:table>
      </text:section>
      <text:p text:style-name="P7"><text:span text:style-name="T16">The important classes here are </text:span><text:span text:style-name="Emphasis"><text:span text:style-name="T18">hexagon-wrapper</text:span></text:span><text:span text:style-name="T16"> and </text:span><text:span text:style-name="Emphasis"><text:span text:style-name="T18">hexagon</text:span></text:span><text:span text:style-name="T16">. The </text:span><text:span text:style-name="Emphasis"><text:span text:style-name="T18">hexagon-wrapper</text:span></text:span><text:span text:style-name="T16">‘s most important role will be to serve as a point to position the other elements. The </text:span><text:span text:style-name="Emphasis"><text:span text:style-name="T18">hexagon</text:span></text:span><text:span text:style-name="T16"> class will take care of the rest!</text:span></text:p>
      <text:p text:style-name="P9">In this particular example I have added two IDs to the divs. One for size and one for color. Though in practice if you want all your hexagons to be the same color and size, or if you only want one hexagon, these can be omitted.</text:p>
      <text:h text:style-name="P19" text:outline-level="3">Creating the CSS hexagon</text:h>
      <text:p text:style-name="P7"><text:span text:style-name="T8">To create a hexagon we will need to define a width and height. The </text:span><text:span text:style-name="Emphasis"><text:span text:style-name="T9">hexagon</text:span></text:span><text:span text:style-name="T8"> class gets centered by </text:span><text:span text:style-name="Emphasis"><text:span text:style-name="T9">hexagon-wrapper</text:span></text:span><text:span text:style-name="T8">‘s </text:span><text:span text:style-name="Emphasis"><text:span text:style-name="T9">text-align:center</text:span></text:span><text:span text:style-name="T8"> property. The height will be 100% of the parent div.</text:span></text:p>
      <text:p text:style-name="P7"><text:span text:style-name="T8">But how do we calculate the width? We can easily do  this by using </text:span><text:span text:style-name="Emphasis"><text:span text:style-name="T9">calc()</text:span></text:span><text:span text:style-name="T8">.</text:span></text:p>
      <text:p text:style-name="P6"><text:bookmark text:name="aswift_1_expand"/><text:bookmark text:name="aswift_1_anchor"/></text:p>
      <text:section text:style-name="Sect2" text:name="highlighter_497320">
        <table:table table:name="Table4" table:style-name="Table4">
          <table:table-column table:style-name="Table4.A"/>
          <table:table-column table:style-name="Table4.B"/>
          <table:table-row>
            <table:table-cell table:style-name="Table4.A1" office:value-type="string">
              <text:p text:style-name="P20"><text:span text:style-name="Source_20_Text"><text:span text:style-name="T13">01</text:span></text:span></text:p>
            </table:table-cell>
            <table:table-cell table:style-name="Table4.A1" office:value-type="string">
              <text:p text:style-name="P21"><text:span text:style-name="Source_20_Text"><text:span text:style-name="T12">.hexagon-wrapper {</text:span></text:span></text:p>
            </table:table-cell>
          </table:table-row>
        </table:table>
        <table:table table:name="Table5" table:style-name="Table5">
          <table:table-column table:style-name="Table5.A"/>
          <table:table-column table:style-name="Table5.B"/>
          <table:table-row>
            <table:table-cell table:style-name="Table5.A1" office:value-type="string">
              <text:p text:style-name="P20"><text:span text:style-name="Source_20_Text"><text:span text:style-name="T13">02</text:span></text:span></text:p>
            </table:table-cell>
            <table:table-cell table:style-name="Table5.A1" office:value-type="string">
              <text:p text:style-name="P21"><text:span text:style-name="Source_20_Text"><text:span text:style-name="T10">  </text:span></text:span><text:span text:style-name="Source_20_Text"><text:span text:style-name="T15">text-align</text:span></text:span><text:span text:style-name="Source_20_Text"><text:span text:style-name="T12">: </text:span></text:span><text:span text:style-name="Source_20_Text"><text:span text:style-name="T19">center</text:span></text:span><text:span text:style-name="Source_20_Text"><text:span text:style-name="T12">;</text:span></text:span></text:p>
            </table:table-cell>
          </table:table-row>
        </table:table>
        <table:table table:name="Table6" table:style-name="Table6">
          <table:table-column table:style-name="Table6.A"/>
          <table:table-column table:style-name="Table6.B"/>
          <table:table-row>
            <table:table-cell table:style-name="Table6.A1" office:value-type="string">
              <text:p text:style-name="P20"><text:span text:style-name="Source_20_Text"><text:span text:style-name="T13">03</text:span></text:span></text:p>
            </table:table-cell>
            <table:table-cell table:style-name="Table6.A1" office:value-type="string">
              <text:p text:style-name="P21"><text:span text:style-name="Source_20_Text"><text:span text:style-name="T10">  </text:span></text:span><text:span text:style-name="Source_20_Text"><text:span text:style-name="T15">margin</text:span></text:span><text:span text:style-name="Source_20_Text"><text:span text:style-name="T12">: </text:span></text:span><text:span text:style-name="Source_20_Text"><text:span text:style-name="T19">20px</text:span></text:span><text:span text:style-name="Source_20_Text"><text:span text:style-name="T12">;</text:span></text:span></text:p>
            </table:table-cell>
          </table:table-row>
        </table:table>
        <table:table table:name="Table7" table:style-name="Table7">
          <table:table-column table:style-name="Table7.A"/>
          <table:table-column table:style-name="Table7.B"/>
          <table:table-row>
            <table:table-cell table:style-name="Table7.A1" office:value-type="string">
              <text:p text:style-name="P20"><text:span text:style-name="Source_20_Text"><text:span text:style-name="T13">04</text:span></text:span></text:p>
            </table:table-cell>
            <table:table-cell table:style-name="Table7.A1" office:value-type="string">
              <text:p text:style-name="P21"><text:span text:style-name="Source_20_Text"><text:span text:style-name="T10">  </text:span></text:span><text:span text:style-name="Source_20_Text"><text:span text:style-name="T15">position</text:span></text:span><text:span text:style-name="Source_20_Text"><text:span text:style-name="T12">: </text:span></text:span><text:span text:style-name="Source_20_Text"><text:span text:style-name="T19">relative</text:span></text:span><text:span text:style-name="Source_20_Text"><text:span text:style-name="T12">;</text:span></text:span></text:p>
            </table:table-cell>
          </table:table-row>
        </table:table>
        <table:table table:name="Table8" table:style-name="Table8">
          <table:table-column table:style-name="Table8.A"/>
          <table:table-column table:style-name="Table8.B"/>
          <table:table-row>
            <table:table-cell table:style-name="Table8.A1" office:value-type="string">
              <text:p text:style-name="P20"><text:span text:style-name="Source_20_Text"><text:span text:style-name="T13">05</text:span></text:span></text:p>
            </table:table-cell>
            <table:table-cell table:style-name="Table8.A1" office:value-type="string">
              <text:p text:style-name="P21"><text:span text:style-name="Source_20_Text"><text:span text:style-name="T10">  </text:span></text:span><text:span text:style-name="Source_20_Text"><text:span text:style-name="T15">display</text:span></text:span><text:span text:style-name="Source_20_Text"><text:span text:style-name="T12">: inline-</text:span></text:span><text:span text:style-name="Source_20_Text"><text:span text:style-name="T19">block</text:span></text:span><text:span text:style-name="Source_20_Text"><text:span text:style-name="T12">;</text:span></text:span></text:p>
            </table:table-cell>
          </table:table-row>
        </table:table>
        <table:table table:name="Table9" table:style-name="Table9">
          <table:table-column table:style-name="Table9.A"/>
          <table:table-column table:style-name="Table9.B"/>
          <table:table-row>
            <table:table-cell table:style-name="Table9.A1" office:value-type="string">
              <text:p text:style-name="P20"><text:span text:style-name="Source_20_Text"><text:span text:style-name="T13">06</text:span></text:span></text:p>
            </table:table-cell>
            <table:table-cell table:style-name="Table9.A1" office:value-type="string">
              <text:p text:style-name="P21"><text:span text:style-name="Source_20_Text"><text:span text:style-name="T12">}</text:span></text:span></text:p>
            </table:table-cell>
          </table:table-row>
        </table:table>
        <table:table table:name="Table10" table:style-name="Table10">
          <table:table-column table:style-name="Table10.A"/>
          <table:table-column table:style-name="Table10.B"/>
          <table:table-row>
            <table:table-cell table:style-name="Table10.A1" office:value-type="string">
              <text:p text:style-name="P20"><text:span text:style-name="Source_20_Text"><text:span text:style-name="T13">07</text:span></text:span></text:p>
            </table:table-cell>
            <table:table-cell table:style-name="Table10.A1" office:value-type="string">
              <text:p text:style-name="P22"> </text:p>
            </table:table-cell>
          </table:table-row>
        </table:table>
        <table:table table:name="Table11" table:style-name="Table11">
          <table:table-column table:style-name="Table11.A"/>
          <table:table-column table:style-name="Table11.B"/>
          <table:table-row>
            <table:table-cell table:style-name="Table11.A1" office:value-type="string">
              <text:p text:style-name="P20"><text:span text:style-name="Source_20_Text"><text:span text:style-name="T13">08</text:span></text:span></text:p>
            </table:table-cell>
            <table:table-cell table:style-name="Table11.A1" office:value-type="string">
              <text:p text:style-name="P21"><text:span text:style-name="Source_20_Text"><text:span text:style-name="T12">.hexagon {</text:span></text:span></text:p>
            </table:table-cell>
          </table:table-row>
        </table:table>
        <table:table table:name="Table12" table:style-name="Table12">
          <table:table-column table:style-name="Table12.A"/>
          <table:table-column table:style-name="Table12.B"/>
          <table:table-row>
            <table:table-cell table:style-name="Table12.A1" office:value-type="string">
              <text:p text:style-name="P20"><text:span text:style-name="Source_20_Text"><text:span text:style-name="T13">09</text:span></text:span></text:p>
            </table:table-cell>
            <table:table-cell table:style-name="Table12.A1" office:value-type="string">
              <text:p text:style-name="P21"><text:span text:style-name="Source_20_Text"><text:span text:style-name="T10">  </text:span></text:span><text:span text:style-name="Source_20_Text"><text:span text:style-name="T15">height</text:span></text:span><text:span text:style-name="Source_20_Text"><text:span text:style-name="T12">: </text:span></text:span><text:span text:style-name="Source_20_Text"><text:span text:style-name="T19">100%</text:span></text:span><text:span text:style-name="Source_20_Text"><text:span text:style-name="T12">;</text:span></text:span></text:p>
            </table:table-cell>
          </table:table-row>
        </table:table>
        <table:table table:name="Table13" table:style-name="Table13">
          <table:table-column table:style-name="Table13.A"/>
          <table:table-column table:style-name="Table13.B"/>
          <table:table-row>
            <table:table-cell table:style-name="Table13.A1" office:value-type="string">
              <text:p text:style-name="P20"><text:span text:style-name="Source_20_Text"><text:span text:style-name="T13">10</text:span></text:span></text:p>
            </table:table-cell>
            <table:table-cell table:style-name="Table13.A1" office:value-type="string">
              <text:p text:style-name="P21"><text:span text:style-name="Source_20_Text"><text:span text:style-name="T10">  </text:span></text:span><text:span text:style-name="Source_20_Text"><text:span text:style-name="T15">width</text:span></text:span><text:span text:style-name="Source_20_Text"><text:span text:style-name="T12">: calc(</text:span></text:span><text:span text:style-name="Source_20_Text"><text:span text:style-name="T19">100%</text:span></text:span><text:span text:style-name="T11"> </text:span><text:span text:style-name="Source_20_Text"><text:span text:style-name="T12">* </text:span></text:span><text:span text:style-name="Source_20_Text"><text:span text:style-name="T19">0.57735</text:span></text:span><text:span text:style-name="Source_20_Text"><text:span text:style-name="T12">);</text:span></text:span></text:p>
            </table:table-cell>
          </table:table-row>
        </table:table>
        <table:table table:name="Table14" table:style-name="Table14">
          <table:table-column table:style-name="Table14.A"/>
          <table:table-column table:style-name="Table14.B"/>
          <table:table-row>
            <table:table-cell table:style-name="Table14.A1" office:value-type="string">
              <text:p text:style-name="P20"><text:span text:style-name="Source_20_Text"><text:span text:style-name="T13">11</text:span></text:span></text:p>
            </table:table-cell>
            <table:table-cell table:style-name="Table14.A1" office:value-type="string">
              <text:p text:style-name="P21"><text:span text:style-name="Source_20_Text"><text:span text:style-name="T10">  </text:span></text:span><text:span text:style-name="Source_20_Text"><text:span text:style-name="T15">display</text:span></text:span><text:span text:style-name="Source_20_Text"><text:span text:style-name="T12">: inline-</text:span></text:span><text:span text:style-name="Source_20_Text"><text:span text:style-name="T19">block</text:span></text:span><text:span text:style-name="Source_20_Text"><text:span text:style-name="T12">;</text:span></text:span></text:p>
            </table:table-cell>
          </table:table-row>
        </table:table>
        <table:table table:name="Table15" table:style-name="Table15">
          <table:table-column table:style-name="Table15.A"/>
          <table:table-column table:style-name="Table15.B"/>
          <table:table-row>
            <table:table-cell table:style-name="Table15.A1" office:value-type="string">
              <text:p text:style-name="P20"><text:span text:style-name="Source_20_Text"><text:span text:style-name="T13">12</text:span></text:span></text:p>
            </table:table-cell>
            <table:table-cell table:style-name="Table15.A1" office:value-type="string">
              <text:p text:style-name="P21"><text:span text:style-name="Source_20_Text"><text:span text:style-name="T12">}</text:span></text:span></text:p>
            </table:table-cell>
          </table:table-row>
        </table:table>
      </text:section>
      <text:p text:style-name="P7"><text:span text:style-name="T16">Without going into too much detail about the mathemathics, we can define the width of a hexagon’s </text:span><text:span text:style-name="Strong_20_Emphasis"><text:span text:style-name="T17">side</text:span></text:span><text:span text:style-name="T16"> by multiplying the height with approximately 0.57735.</text:span></text:p>
      <text:p text:style-name="P7"><text:span text:style-name="T8">This still doesn’t give us a hexagon of course, so we will use </text:span><text:span text:style-name="Emphasis"><text:span text:style-name="T9">:after</text:span></text:span><text:span text:style-name="T8"> and </text:span><text:span text:style-name="Emphasis"><text:span text:style-name="T9">:before</text:span></text:span><text:span text:style-name="T8"> to rotate the div by 60 degrees and -60 degrees.</text:span></text:p>
      <text:section text:style-name="Sect2" text:name="highlighter_555506">
        <table:table table:name="Table16" table:style-name="Table16">
          <table:table-column table:style-name="Table16.A"/>
          <table:table-column table:style-name="Table16.B"/>
          <table:table-row>
            <table:table-cell table:style-name="Table16.A1" office:value-type="string">
              <text:p text:style-name="P20"><text:span text:style-name="Source_20_Text"><text:span text:style-name="T13">01</text:span></text:span></text:p>
            </table:table-cell>
            <table:table-cell table:style-name="Table16.A1" office:value-type="string">
              <text:p text:style-name="P21"><text:span text:style-name="Source_20_Text"><text:span text:style-name="T12">.hexagon:before {</text:span></text:span></text:p>
            </table:table-cell>
          </table:table-row>
        </table:table>
        <table:table table:name="Table17" table:style-name="Table17">
          <table:table-column table:style-name="Table17.A"/>
          <table:table-column table:style-name="Table17.B"/>
          <table:table-row>
            <table:table-cell table:style-name="Table17.A1" office:value-type="string">
              <text:p text:style-name="P20"><text:span text:style-name="Source_20_Text"><text:span text:style-name="T13">02</text:span></text:span></text:p>
            </table:table-cell>
            <table:table-cell table:style-name="Table17.A1" office:value-type="string">
              <text:p text:style-name="P21"><text:span text:style-name="Source_20_Text"><text:span text:style-name="T10">  </text:span></text:span><text:span text:style-name="Source_20_Text"><text:span text:style-name="T15">position</text:span></text:span><text:span text:style-name="Source_20_Text"><text:span text:style-name="T12">: </text:span></text:span><text:span text:style-name="Source_20_Text"><text:span text:style-name="T19">absolute</text:span></text:span><text:span text:style-name="Source_20_Text"><text:span text:style-name="T12">;</text:span></text:span></text:p>
            </table:table-cell>
          </table:table-row>
        </table:table>
        <table:table table:name="Table18" table:style-name="Table18">
          <table:table-column table:style-name="Table18.A"/>
          <table:table-column table:style-name="Table18.B"/>
          <table:table-row>
            <table:table-cell table:style-name="Table18.A1" office:value-type="string">
              <text:p text:style-name="P20"><text:span text:style-name="Source_20_Text"><text:span text:style-name="T13">03</text:span></text:span></text:p>
            </table:table-cell>
            <table:table-cell table:style-name="Table18.A1" office:value-type="string">
              <text:p text:style-name="P21"><text:span text:style-name="Source_20_Text"><text:span text:style-name="T10">  </text:span></text:span><text:span text:style-name="Source_20_Text"><text:span text:style-name="T15">top</text:span></text:span><text:span text:style-name="Source_20_Text"><text:span text:style-name="T12">: </text:span></text:span><text:span text:style-name="Source_20_Text"><text:span text:style-name="T19">0</text:span></text:span><text:span text:style-name="Source_20_Text"><text:span text:style-name="T12">;</text:span></text:span></text:p>
            </table:table-cell>
          </table:table-row>
        </table:table>
        <table:table table:name="Table19" table:style-name="Table19">
          <table:table-column table:style-name="Table19.A"/>
          <table:table-column table:style-name="Table19.B"/>
          <table:table-row>
            <table:table-cell table:style-name="Table19.A1" office:value-type="string">
              <text:p text:style-name="P20"><text:span text:style-name="Source_20_Text"><text:span text:style-name="T13">04</text:span></text:span></text:p>
            </table:table-cell>
            <table:table-cell table:style-name="Table19.A1" office:value-type="string">
              <text:p text:style-name="P21"><text:span text:style-name="Source_20_Text"><text:span text:style-name="T10">  </text:span></text:span><text:span text:style-name="Source_20_Text"><text:span text:style-name="T15">right</text:span></text:span><text:span text:style-name="Source_20_Text"><text:span text:style-name="T12">: calc((</text:span></text:span><text:span text:style-name="Source_20_Text"><text:span text:style-name="T19">100%</text:span></text:span><text:span text:style-name="T11"> </text:span><text:span text:style-name="Source_20_Text"><text:span text:style-name="T12">/ </text:span></text:span><text:span text:style-name="Source_20_Text"><text:span text:style-name="T19">2</text:span></text:span><text:span text:style-name="Source_20_Text"><text:span text:style-name="T12">) - ((</text:span></text:span><text:span text:style-name="Source_20_Text"><text:span text:style-name="T19">100%</text:span></text:span><text:span text:style-name="T11"> </text:span><text:span text:style-name="Source_20_Text"><text:span text:style-name="T12">* </text:span></text:span><text:span text:style-name="Source_20_Text"><text:span text:style-name="T19">0.57735</text:span></text:span><text:span text:style-name="Source_20_Text"><text:span text:style-name="T12">) / </text:span></text:span><text:span text:style-name="Source_20_Text"><text:span text:style-name="T19">2</text:span></text:span><text:span text:style-name="Source_20_Text"><text:span text:style-name="T12">));</text:span></text:span></text:p>
            </table:table-cell>
          </table:table-row>
        </table:table>
        <table:table table:name="Table20" table:style-name="Table20">
          <table:table-column table:style-name="Table20.A"/>
          <table:table-column table:style-name="Table20.B"/>
          <table:table-row>
            <table:table-cell table:style-name="Table20.A1" office:value-type="string">
              <text:p text:style-name="P20"><text:span text:style-name="Source_20_Text"><text:span text:style-name="T13">05</text:span></text:span></text:p>
            </table:table-cell>
            <table:table-cell table:style-name="Table20.A1" office:value-type="string">
              <text:p text:style-name="P21"><text:span text:style-name="Source_20_Text"><text:span text:style-name="T10">  </text:span></text:span><text:span text:style-name="Source_20_Text"><text:span text:style-name="T15">background-color</text:span></text:span><text:span text:style-name="Source_20_Text"><text:span text:style-name="T12">: inherit;</text:span></text:span></text:p>
            </table:table-cell>
          </table:table-row>
        </table:table>
        <table:table table:name="Table21" table:style-name="Table21">
          <table:table-column table:style-name="Table21.A"/>
          <table:table-column table:style-name="Table21.B"/>
          <table:table-row>
            <table:table-cell table:style-name="Table21.A1" office:value-type="string">
              <text:p text:style-name="P20"><text:span text:style-name="Source_20_Text"><text:span text:style-name="T13">06</text:span></text:span></text:p>
            </table:table-cell>
            <table:table-cell table:style-name="Table21.A1" office:value-type="string">
              <text:p text:style-name="P21"><text:span text:style-name="Source_20_Text"><text:span text:style-name="T10">  </text:span></text:span><text:span text:style-name="Source_20_Text"><text:span text:style-name="T15">height</text:span></text:span><text:span text:style-name="Source_20_Text"><text:span text:style-name="T12">: inherit;</text:span></text:span></text:p>
            </table:table-cell>
          </table:table-row>
        </table:table>
        <table:table table:name="Table22" table:style-name="Table22">
          <table:table-column table:style-name="Table22.A"/>
          <table:table-column table:style-name="Table22.B"/>
          <table:table-row>
            <table:table-cell table:style-name="Table22.A1" office:value-type="string">
              <text:p text:style-name="P20"><text:span text:style-name="Source_20_Text"><text:span text:style-name="T13">07</text:span></text:span></text:p>
            </table:table-cell>
            <table:table-cell table:style-name="Table22.A1" office:value-type="string">
              <text:p text:style-name="P21"><text:span text:style-name="Source_20_Text"><text:span text:style-name="T10">  </text:span></text:span><text:span text:style-name="Source_20_Text"><text:span text:style-name="T15">width</text:span></text:span><text:span text:style-name="Source_20_Text"><text:span text:style-name="T12">: inherit;</text:span></text:span></text:p>
            </table:table-cell>
          </table:table-row>
        </table:table>
        <table:table table:name="Table23" table:style-name="Table23">
          <table:table-column table:style-name="Table23.A"/>
          <table:table-column table:style-name="Table23.B"/>
          <table:table-row>
            <table:table-cell table:style-name="Table23.A1" office:value-type="string">
              <text:p text:style-name="P20"><text:span text:style-name="Source_20_Text"><text:span text:style-name="T13">08</text:span></text:span></text:p>
            </table:table-cell>
            <table:table-cell table:style-name="Table23.A1" office:value-type="string">
              <text:p text:style-name="P21"><text:span text:style-name="Source_20_Text"><text:span text:style-name="T10">  </text:span></text:span><text:span text:style-name="Source_20_Text"><text:span text:style-name="T15">content</text:span></text:span><text:span text:style-name="Source_20_Text"><text:span text:style-name="T12">: </text:span></text:span><text:span text:style-name="Source_20_Text"><text:span text:style-name="T14">''</text:span></text:span><text:span text:style-name="Source_20_Text"><text:span text:style-name="T12">;</text:span></text:span></text:p>
            </table:table-cell>
          </table:table-row>
        </table:table>
        <table:table table:name="Table24" table:style-name="Table24">
          <table:table-column table:style-name="Table24.A"/>
          <table:table-column table:style-name="Table24.B"/>
          <table:table-row>
            <table:table-cell table:style-name="Table24.A1" office:value-type="string">
              <text:p text:style-name="P20"><text:span text:style-name="Source_20_Text"><text:span text:style-name="T13">09</text:span></text:span></text:p>
            </table:table-cell>
            <table:table-cell table:style-name="Table24.A1" office:value-type="string">
              <text:p text:style-name="P21"><text:span text:style-name="Source_20_Text"><text:span text:style-name="T10">  </text:span></text:span><text:span text:style-name="Source_20_Text"><text:span text:style-name="T12">transform: rotateZ(</text:span></text:span><text:span text:style-name="Source_20_Text"><text:span text:style-name="T19">60</text:span></text:span><text:span text:style-name="Source_20_Text"><text:span text:style-name="T12">deg);</text:span></text:span></text:p>
            </table:table-cell>
          </table:table-row>
        </table:table>
        <table:table table:name="Table25" table:style-name="Table25">
          <table:table-column table:style-name="Table25.A"/>
          <table:table-column table:style-name="Table25.B"/>
          <table:table-row>
            <table:table-cell table:style-name="Table25.A1" office:value-type="string">
              <text:p text:style-name="P20"><text:span text:style-name="Source_20_Text"><text:span text:style-name="T13">10</text:span></text:span></text:p>
            </table:table-cell>
            <table:table-cell table:style-name="Table25.A1" office:value-type="string">
              <text:p text:style-name="P21"><text:span text:style-name="Source_20_Text"><text:span text:style-name="T12">}</text:span></text:span></text:p>
            </table:table-cell>
          </table:table-row>
        </table:table>
        <table:table table:name="Table26" table:style-name="Table26">
          <table:table-column table:style-name="Table26.A"/>
          <table:table-column table:style-name="Table26.B"/>
          <text:soft-page-break/>
          <table:table-row>
            <table:table-cell table:style-name="Table26.A1" office:value-type="string">
              <text:p text:style-name="P20"><text:span text:style-name="Source_20_Text"><text:span text:style-name="T13">11</text:span></text:span></text:p>
            </table:table-cell>
            <table:table-cell table:style-name="Table26.A1" office:value-type="string">
              <text:p text:style-name="P22"> </text:p>
            </table:table-cell>
          </table:table-row>
        </table:table>
        <table:table table:name="Table27" table:style-name="Table27">
          <table:table-column table:style-name="Table27.A"/>
          <table:table-column table:style-name="Table27.B"/>
          <table:table-row>
            <table:table-cell table:style-name="Table27.A1" office:value-type="string">
              <text:p text:style-name="P20"><text:span text:style-name="Source_20_Text"><text:span text:style-name="T13">12</text:span></text:span></text:p>
            </table:table-cell>
            <table:table-cell table:style-name="Table27.A1" office:value-type="string">
              <text:p text:style-name="P21"><text:span text:style-name="Source_20_Text"><text:span text:style-name="T12">.hexagon:after {</text:span></text:span></text:p>
            </table:table-cell>
          </table:table-row>
        </table:table>
        <table:table table:name="Table28" table:style-name="Table28">
          <table:table-column table:style-name="Table28.A"/>
          <table:table-column table:style-name="Table28.B"/>
          <table:table-row>
            <table:table-cell table:style-name="Table28.A1" office:value-type="string">
              <text:p text:style-name="P20"><text:span text:style-name="Source_20_Text"><text:span text:style-name="T13">13</text:span></text:span></text:p>
            </table:table-cell>
            <table:table-cell table:style-name="Table28.A1" office:value-type="string">
              <text:p text:style-name="P21"><text:span text:style-name="Source_20_Text"><text:span text:style-name="T10">  </text:span></text:span><text:span text:style-name="Source_20_Text"><text:span text:style-name="T15">position</text:span></text:span><text:span text:style-name="Source_20_Text"><text:span text:style-name="T12">: </text:span></text:span><text:span text:style-name="Source_20_Text"><text:span text:style-name="T19">absolute</text:span></text:span><text:span text:style-name="Source_20_Text"><text:span text:style-name="T12">;</text:span></text:span></text:p>
            </table:table-cell>
          </table:table-row>
        </table:table>
        <table:table table:name="Table29" table:style-name="Table29">
          <table:table-column table:style-name="Table29.A"/>
          <table:table-column table:style-name="Table29.B"/>
          <table:table-row>
            <table:table-cell table:style-name="Table29.A1" office:value-type="string">
              <text:p text:style-name="P20"><text:span text:style-name="Source_20_Text"><text:span text:style-name="T13">14</text:span></text:span></text:p>
            </table:table-cell>
            <table:table-cell table:style-name="Table29.A1" office:value-type="string">
              <text:p text:style-name="P21"><text:span text:style-name="Source_20_Text"><text:span text:style-name="T10">  </text:span></text:span><text:span text:style-name="Source_20_Text"><text:span text:style-name="T15">top</text:span></text:span><text:span text:style-name="Source_20_Text"><text:span text:style-name="T12">: </text:span></text:span><text:span text:style-name="Source_20_Text"><text:span text:style-name="T19">0</text:span></text:span><text:span text:style-name="Source_20_Text"><text:span text:style-name="T12">;</text:span></text:span></text:p>
            </table:table-cell>
          </table:table-row>
        </table:table>
        <table:table table:name="Table30" table:style-name="Table30">
          <table:table-column table:style-name="Table30.A"/>
          <table:table-column table:style-name="Table30.B"/>
          <table:table-row>
            <table:table-cell table:style-name="Table30.A1" office:value-type="string">
              <text:p text:style-name="P20"><text:span text:style-name="Source_20_Text"><text:span text:style-name="T13">15</text:span></text:span></text:p>
            </table:table-cell>
            <table:table-cell table:style-name="Table30.A1" office:value-type="string">
              <text:p text:style-name="P21"><text:span text:style-name="Source_20_Text"><text:span text:style-name="T10">  </text:span></text:span><text:span text:style-name="Source_20_Text"><text:span text:style-name="T15">right</text:span></text:span><text:span text:style-name="Source_20_Text"><text:span text:style-name="T12">: calc((</text:span></text:span><text:span text:style-name="Source_20_Text"><text:span text:style-name="T19">100%</text:span></text:span><text:span text:style-name="T11"> </text:span><text:span text:style-name="Source_20_Text"><text:span text:style-name="T12">/ </text:span></text:span><text:span text:style-name="Source_20_Text"><text:span text:style-name="T19">2</text:span></text:span><text:span text:style-name="Source_20_Text"><text:span text:style-name="T12">) - ((</text:span></text:span><text:span text:style-name="Source_20_Text"><text:span text:style-name="T19">100%</text:span></text:span><text:span text:style-name="T11"> </text:span><text:span text:style-name="Source_20_Text"><text:span text:style-name="T12">* </text:span></text:span><text:span text:style-name="Source_20_Text"><text:span text:style-name="T19">0.57735</text:span></text:span><text:span text:style-name="Source_20_Text"><text:span text:style-name="T12">) / </text:span></text:span><text:span text:style-name="Source_20_Text"><text:span text:style-name="T19">2</text:span></text:span><text:span text:style-name="Source_20_Text"><text:span text:style-name="T12">));</text:span></text:span></text:p>
            </table:table-cell>
          </table:table-row>
        </table:table>
        <table:table table:name="Table31" table:style-name="Table31">
          <table:table-column table:style-name="Table31.A"/>
          <table:table-column table:style-name="Table31.B"/>
          <table:table-row>
            <table:table-cell table:style-name="Table31.A1" office:value-type="string">
              <text:p text:style-name="P20"><text:span text:style-name="Source_20_Text"><text:span text:style-name="T13">16</text:span></text:span></text:p>
            </table:table-cell>
            <table:table-cell table:style-name="Table31.A1" office:value-type="string">
              <text:p text:style-name="P21"><text:span text:style-name="Source_20_Text"><text:span text:style-name="T10">  </text:span></text:span><text:span text:style-name="Source_20_Text"><text:span text:style-name="T15">background-color</text:span></text:span><text:span text:style-name="Source_20_Text"><text:span text:style-name="T12">: inherit;</text:span></text:span></text:p>
            </table:table-cell>
          </table:table-row>
        </table:table>
        <table:table table:name="Table32" table:style-name="Table32">
          <table:table-column table:style-name="Table32.A"/>
          <table:table-column table:style-name="Table32.B"/>
          <table:table-row>
            <table:table-cell table:style-name="Table32.A1" office:value-type="string">
              <text:p text:style-name="P20"><text:span text:style-name="Source_20_Text"><text:span text:style-name="T13">17</text:span></text:span></text:p>
            </table:table-cell>
            <table:table-cell table:style-name="Table32.A1" office:value-type="string">
              <text:p text:style-name="P21"><text:span text:style-name="Source_20_Text"><text:span text:style-name="T10">  </text:span></text:span><text:span text:style-name="Source_20_Text"><text:span text:style-name="T15">height</text:span></text:span><text:span text:style-name="Source_20_Text"><text:span text:style-name="T12">: inherit;</text:span></text:span></text:p>
            </table:table-cell>
          </table:table-row>
        </table:table>
        <table:table table:name="Table33" table:style-name="Table33">
          <table:table-column table:style-name="Table33.A"/>
          <table:table-column table:style-name="Table33.B"/>
          <table:table-row>
            <table:table-cell table:style-name="Table33.A1" office:value-type="string">
              <text:p text:style-name="P20"><text:span text:style-name="Source_20_Text"><text:span text:style-name="T13">18</text:span></text:span></text:p>
            </table:table-cell>
            <table:table-cell table:style-name="Table33.A1" office:value-type="string">
              <text:p text:style-name="P21"><text:span text:style-name="Source_20_Text"><text:span text:style-name="T10">  </text:span></text:span><text:span text:style-name="Source_20_Text"><text:span text:style-name="T15">width</text:span></text:span><text:span text:style-name="Source_20_Text"><text:span text:style-name="T12">: inherit;</text:span></text:span></text:p>
            </table:table-cell>
          </table:table-row>
        </table:table>
        <table:table table:name="Table34" table:style-name="Table34">
          <table:table-column table:style-name="Table34.A"/>
          <table:table-column table:style-name="Table34.B"/>
          <table:table-row>
            <table:table-cell table:style-name="Table34.A1" office:value-type="string">
              <text:p text:style-name="P20"><text:span text:style-name="Source_20_Text"><text:span text:style-name="T13">19</text:span></text:span></text:p>
            </table:table-cell>
            <table:table-cell table:style-name="Table34.A1" office:value-type="string">
              <text:p text:style-name="P21"><text:span text:style-name="Source_20_Text"><text:span text:style-name="T10">  </text:span></text:span><text:span text:style-name="Source_20_Text"><text:span text:style-name="T15">content</text:span></text:span><text:span text:style-name="Source_20_Text"><text:span text:style-name="T12">: </text:span></text:span><text:span text:style-name="Source_20_Text"><text:span text:style-name="T14">''</text:span></text:span><text:span text:style-name="Source_20_Text"><text:span text:style-name="T12">;</text:span></text:span></text:p>
            </table:table-cell>
          </table:table-row>
        </table:table>
        <table:table table:name="Table35" table:style-name="Table35">
          <table:table-column table:style-name="Table35.A"/>
          <table:table-column table:style-name="Table35.B"/>
          <table:table-row>
            <table:table-cell table:style-name="Table35.A1" office:value-type="string">
              <text:p text:style-name="P20"><text:span text:style-name="Source_20_Text"><text:span text:style-name="T13">20</text:span></text:span></text:p>
            </table:table-cell>
            <table:table-cell table:style-name="Table35.A1" office:value-type="string">
              <text:p text:style-name="P21"><text:span text:style-name="Source_20_Text"><text:span text:style-name="T10">  </text:span></text:span><text:span text:style-name="Source_20_Text"><text:span text:style-name="T12">transform: rotateZ(</text:span></text:span><text:span text:style-name="Source_20_Text"><text:span text:style-name="T19">-60</text:span></text:span><text:span text:style-name="Source_20_Text"><text:span text:style-name="T12">deg);</text:span></text:span></text:p>
            </table:table-cell>
          </table:table-row>
        </table:table>
        <table:table table:name="Table36" table:style-name="Table36">
          <table:table-column table:style-name="Table36.A"/>
          <table:table-column table:style-name="Table36.B"/>
          <table:table-row>
            <table:table-cell table:style-name="Table36.A1" office:value-type="string">
              <text:p text:style-name="P20"><text:span text:style-name="Source_20_Text"><text:span text:style-name="T13">21</text:span></text:span></text:p>
            </table:table-cell>
            <table:table-cell table:style-name="Table36.A1" office:value-type="string">
              <text:p text:style-name="P21"><text:span text:style-name="Source_20_Text"><text:span text:style-name="T12">}</text:span></text:span></text:p>
            </table:table-cell>
          </table:table-row>
        </table:table>
      </text:section>
      <text:p text:style-name="P7"><text:span text:style-name="T16">In addition to rotating. We also need to position the </text:span><text:span text:style-name="Emphasis"><text:span text:style-name="T18">:before</text:span></text:span><text:span text:style-name="T16"> and </text:span><text:span text:style-name="Emphasis"><text:span text:style-name="T18">:after</text:span></text:span><text:span text:style-name="T16"> pseudo-element. Luckily this can also be calculated relative to the size!</text:span></text:p>
      <text:p text:style-name="P7"><text:span text:style-name="T8">The formula for this is (x / 2) – ((x * 0.57735) / 2)). Of course in our CSS we replace x with 100%. It is also important to set </text:span><text:span text:style-name="Emphasis"><text:span text:style-name="T9">content</text:span></text:span><text:span text:style-name="T8"> to an empty value or the element won’t appear.</text:span></text:p>
      <text:h text:style-name="P19" text:outline-level="3">That’s it!</text:h>
      <text:p text:style-name="P7"><text:span text:style-name="T8">You now have created a hexagon using pure CSS that can be made in any size and have </text:span><text:span text:style-name="Emphasis"><text:span text:style-name="T9">calc()</text:span></text:span><text:span text:style-name="T8"> do everything else for you!</text:span></text:p>
      <text:p text:style-name="P24"/>
      <text:p text:style-name="P24"/>
      <text:section text:style-name="Sect1" text:name="id_543d9d67882594093789498">
        <text:p text:style-name="Standard"/>
      </text:section>
      <text:p text:style-name="P26"><text:a xlink:type="simple" xlink:href="https://www.facebook.com/plugins/comments.php?api_key=610536555681921&amp;channel_url=http%3A%2F%2Fstatic.ak.facebook.com%2Fconnect%2Fxd_arbiter%2FKFZn1BJ0LYk.js%3Fversion%3D41%23cb%3Df1c41c7f2c%26domain%3Dcreative-punch.net%26origin%3Dhttp%253A%252F%252Fcreative-punch.net%252Ff34f446344%26relation%3Dparent.parent&amp;colorscheme=light&amp;href=http%3A%2F%2Fcreative-punch.net%2F2014%2F01%2Fperfect-css-hexagons-size-using-transform-calc%2F&amp;locale=en_US&amp;numposts=10&amp;publish_feed=true&amp;sdk=joey&amp;skin=light&amp;width=600#" office:target-frame-name="_blank" xlink:show="new"><text:span text:style-name="T1">Comment using...</text:span></text:a></text:p>
      <text:p text:style-name="P27"><draw:control text:anchor-type="as-char" draw:z-index="0" draw:style-name="gr1" draw:text-style-name="P28" svg:width="1.563in" svg:height="0.2921in" draw:control="control1"/></text:p>
      <text:list xml:id="list2324541441391870408" text:style-name="L14">
        <text:list-item>
          <text:p text:style-name="P11"><text:bookmark text:name="fbc_1520094124882542_480389_1520561088169179"/><draw:a xlink:type="simple" xlink:href="https://www.facebook.com/plugins/comments.php?api_key=610536555681921&amp;channel_url=http%3A%2F%2Fstatic.ak.facebook.com%2Fconnect%2Fxd_arbiter%2FKFZn1BJ0LYk.js%3Fversion%3D41%23cb%3Df1c41c7f2c%26domain%3Dcreative-punch.net%26origin%3Dhttp%253A%252F%252Fcreative-punch.net%252Ff34f446344%26relation%3Dparent.parent&amp;colorscheme=light&amp;href=http%3A%2F%2Fcreative-punch.net%2F2014%2F01%2Fperfect-css-hexagons-size-using-transform-calc%2F&amp;locale=en_US&amp;numposts=10&amp;publish_feed=true&amp;sdk=joey&amp;skin=light&amp;width=600#" office:target-frame-name="_blank" xlink:show="new"><draw:frame draw:style-name="fr1" draw:name="Image1" text:anchor-type="as-char" svg:width="0.5417in" svg:height="0.5417in" draw:z-index="1"><draw:image xlink:href="https://fbcdn-profile-a.akamaihd.net/hprofile-ak-xap1/v/t1.0-1/p50x50/1377379_10151763984578041_1930975791_n.jpg?oh=361b72f4e659fd340fceb4df3ebff40c&amp;oe=54C6E0E8&amp;__gda__=1420945738_b914a90254b13530d2cf3d0baefef2a5" xlink:type="simple" xlink:show="embed" xlink:actuate="onLoad"/></draw:frame></draw:a></text:p>
          <text:p text:style-name="P2"><text:bookmark text:name="u_0_6"/><office:annotation><dc:date>2014-10-14T17:03:21.186913490</dc:date><text:list text:style-name=""><text:list-item><text:p>HTML: &lt;label class="uiCloseButton" for="u_0_6" style="font-family: 'Helvetica Neue', Helvetica, Arial, 'lucida grande', tahoma, verdana, arial, sans-serif; font-size: 12px; cursor: pointer; color: rgb(102, 102, 102); font-weight: bold; vertical-align: middle; display: inline-block; margin: 0px; padding: 0px; zoom: 1; height: 15px; width: 15px; overflow: hidden; background-image: url(https://fbstatic-a.akamaihd.net/rsrc.php/v2/yA/r/4WSewcWboV8.png); background-repeat: no-repeat;"&gt;</text:p></text:list-item></text:list></office:annotation><draw:control text:anchor-type="as-char" draw:z-index="2" draw:style-name="gr1" draw:text-style-name="P29" svg:width="0.865in" svg:height="0.4067in" draw:control="control2"/><office:annotation><dc:date>2014-10-14T17:03:21.201419420</dc:date><text:list text:continue-numbering="true" text:style-name=""><text:list-item><text:p>HTML: &lt;/label&gt;</text:p></text:list-item></text:list></office:annotation></text:p>
          <text:p text:style-name="P3"><text:a xlink:type="simple" xlink:href="https://www.facebook.com/plugins/comments.php?api_key=610536555681921&amp;channel_url=http%3A%2F%2Fstatic.ak.facebook.com%2Fconnect%2Fxd_arbiter%2FKFZn1BJ0LYk.js%3Fversion%3D41%23cb%3Df1c41c7f2c%26domain%3Dcreative-punch.net%26origin%3Dhttp%253A%252F%252Fcreative-punch.net%252Ff34f446344%26relation%3Dparent.parent&amp;colorscheme=light&amp;href=http%3A%2F%2Fcreative-punch.net%2F2014%2F01%2Fperfect-css-hexagons-size-using-transform-calc%2F&amp;locale=en_US&amp;numposts=10&amp;publish_feed=true&amp;sdk=joey&amp;skin=light&amp;width=600#" office:target-frame-name="_blank" xlink:show="new"><text:span text:style-name="T3">Thomas Zilliox</text:span></text:a></text:p>
          <text:p text:style-name="P13">It's a nice demo!<text:line-break/>Thanks for sharing it :)<text:line-break/><text:line-break/>This inspires me some improvments: single HTML element &amp; BEM notation.<text:line-break/>You can find it here : http://jsfiddle.net/tzi/<office:annotation><dc:date>2014-10-14T17:03:21.215215234</dc:date><text:list text:continue-numbering="true" text:style-name=""><text:list-item><text:p>HTML: &lt;wbr&gt;</text:p></text:list-item></text:list></office:annotation>awt33/<text:line-break/><text:line-break/>I also tried to do it with gradients, but it was not so funny :)<text:line-break/><text:line-break/>Cheers,<text:line-break/>Thomas.</text:p>
          <text:p text:style-name="P15"><text:bookmark text:name="u_0_5"/><text:soft-page-break/><text:a xlink:type="simple" xlink:href="https://www.facebook.com/plugins/comments.php?api_key=610536555681921&amp;channel_url=http%3A%2F%2Fstatic.ak.facebook.com%2Fconnect%2Fxd_arbiter%2FKFZn1BJ0LYk.js%3Fversion%3D41%23cb%3Df1c41c7f2c%26domain%3Dcreative-punch.net%26origin%3Dhttp%253A%252F%252Fcreative-punch.net%252Ff34f446344%26relation%3Dparent.parent&amp;colorscheme=light&amp;href=http%3A%2F%2Fcreative-punch.net%2F2014%2F01%2Fperfect-css-hexagons-size-using-transform-calc%2F&amp;locale=en_US&amp;numposts=10&amp;publish_feed=true&amp;sdk=joey&amp;skin=light&amp;width=600#" office:target-frame-name="_blank" xlink:show="new"><text:span text:style-name="T4">Reply</text:span></text:a><text:span text:style-name="T5"> · </text:span></text:p>
          <text:p text:style-name="P16"><office:annotation><dc:date>2014-10-14T17:03:21.218229010</dc:date><text:list text:continue-numbering="true" text:style-name=""><text:list-item><text:p>HTML: &lt;label class="uiLinkButton fbUpDownVoteAfterLoginOption" style="font-family: 'Helvetica Neue', Helvetica, Arial, 'lucida grande', tahoma, verdana, arial, sans-serif; font-size: 12px; cursor: pointer; color: rgb(102, 102, 102); font-weight: bold; vertical-align: middle;"&gt;</text:p></text:list-item></text:list></office:annotation><draw:control text:anchor-type="as-char" draw:z-index="3" draw:style-name="gr1" draw:text-style-name="P30" svg:width="0.6461in" svg:height="0.3961in" draw:control="control3"/><office:annotation><dc:date>2014-10-14T17:03:21.222718555</dc:date><text:list text:continue-numbering="true" text:style-name=""><text:list-item><text:p>HTML: &lt;/label&gt;</text:p></text:list-item></text:list></office:annotation></text:p>
          <text:p text:style-name="P16"> <text:span text:style-name="T2">· </text:span><text:span text:style-name="T2"><office:annotation><dc:date>2014-10-14T17:03:21.223065171</dc:date><text:list text:continue-numbering="true" text:style-name=""><text:list-item><text:p>HTML: &lt;abbr title="Monday, January 27, 2014 at 5:21am" data-utime="1390828895" style="border-bottom-style: none;"&gt;</text:p></text:list-item></text:list></office:annotation></text:span><text:span text:style-name="T2"><office:annotation><dc:date>2014-10-14T17:03:21.223071334</dc:date><text:list text:continue-numbering="true" text:style-name=""><text:list-item><text:p>HTML: &lt;/abbr&gt;</text:p></text:list-item></text:list></office:annotation></text:span></text:p>
        </text:list-item>
      </text:list>
      <text:section text:style-name="Sect1" text:name="u_0_4">
        <text:list xml:id="list170707656405702" text:continue-list="list2324541441391870408" text:style-name="L14">
          <text:list-header>
            <text:p text:style-name="P10"/>
          </text:list-header>
        </text:list>
      </text:section>
      <text:list xml:id="list170707983439999" text:continue-numbering="true" text:style-name="L14">
        <text:list-item>
          <text:p text:style-name="P12"><text:bookmark text:name="fbc_1520094124882542_481452_1520780781480543"/><draw:a xlink:type="simple" xlink:href="https://www.facebook.com/crocodillon" office:target-frame-name="_blank" xlink:show="new"><draw:frame draw:style-name="fr1" draw:name="Image2" text:anchor-type="as-char" svg:width="0.5417in" svg:height="0.5417in" draw:z-index="4"><draw:image xlink:href="https://fbcdn-profile-a.akamaihd.net/hprofile-ak-xpa1/v/t1.0-1/p50x50/10451063_673959756006854_8230294416100413769_n.jpg?oh=72ae4e9741b1c98720e3cd9488acf83b&amp;oe=54F45AF9&amp;__gda__=1421627621_bafd16bda0b1ada72e3a1df681e3d394" xlink:type="simple" xlink:show="embed" xlink:actuate="onLoad"/></draw:frame></draw:a></text:p>
          <text:p text:style-name="P4"><text:bookmark text:name="u_0_b"/><office:annotation><dc:date>2014-10-14T17:03:21.226613722</dc:date><text:list text:style-name=""><text:list-item><text:p>HTML: &lt;label class="uiCloseButton" for="u_0_b" style="font-family: 'Helvetica Neue', Helvetica, Arial, 'lucida grande', tahoma, verdana, arial, sans-serif; font-size: 12px; cursor: pointer; color: rgb(102, 102, 102); font-weight: bold; vertical-align: middle; display: inline-block; margin: 0px; padding: 0px; zoom: 1; height: 15px; width: 15px; overflow: hidden; background-image: url(https://fbstatic-a.akamaihd.net/rsrc.php/v2/yA/r/4WSewcWboV8.png); background-repeat: no-repeat;"&gt;</text:p></text:list-item></text:list></office:annotation><draw:control text:anchor-type="as-char" draw:z-index="5" draw:style-name="gr1" draw:text-style-name="P29" svg:width="0.865in" svg:height="0.4067in" draw:control="control4"/><office:annotation><dc:date>2014-10-14T17:03:21.228636953</dc:date><text:list text:continue-numbering="true" text:style-name=""><text:list-item><text:p>HTML: &lt;/label&gt;</text:p></text:list-item></text:list></office:annotation></text:p>
          <text:p text:style-name="P5"><text:a xlink:type="simple" xlink:href="https://www.facebook.com/crocodillon" office:target-frame-name="_blank" xlink:show="new"><text:span text:style-name="T3">Dillon de Voor</text:span></text:a><text:span text:style-name="T6"> </text:span><text:span text:style-name="T5">· </text:span><text:a xlink:type="simple" xlink:href="https://www.facebook.com/pages/Front-End-Web-Developer/118048994911003" office:target-frame-name="_blank" xlink:show="new"><text:span text:style-name="T7">Front End Web Developer</text:span></text:a><text:span text:style-name="T5"> at </text:span><text:a xlink:type="simple" xlink:href="https://www.facebook.com/spilgamescom" office:target-frame-name="_blank" xlink:show="new"><text:span text:style-name="T7">Spil Games</text:span></text:a></text:p>
          <text:p text:style-name="P14">No reason to use calc() here, since you're working with one unit you can just pre-calculate the result. The hexagons still have their browser support limited by transforms, but at least it's better than calc() support. Other than that, nice demo. :) Fork: http://jsfiddle.net/M52QZ/</text:p>
          <text:p text:style-name="P17"><text:bookmark text:name="u_0_a"/><text:a xlink:type="simple" xlink:href="https://www.facebook.com/plugins/comments.php?api_key=610536555681921&amp;channel_url=http%3A%2F%2Fstatic.ak.facebook.com%2Fconnect%2Fxd_arbiter%2FKFZn1BJ0LYk.js%3Fversion%3D41%23cb%3Df1c41c7f2c%26domain%3Dcreative-punch.net%26origin%3Dhttp%253A%252F%252Fcreative-punch.net%252Ff34f446344%26relation%3Dparent.parent&amp;colorscheme=light&amp;href=http%3A%2F%2Fcreative-punch.net%2F2014%2F01%2Fperfect-css-hexagons-size-using-transform-calc%2F&amp;locale=en_US&amp;numposts=10&amp;publish_feed=true&amp;sdk=joey&amp;skin=light&amp;width=600#" office:target-frame-name="_blank" xlink:show="new"><text:span text:style-name="T4">Reply</text:span></text:a><text:span text:style-name="T5"> · </text:span></text:p>
          <text:p text:style-name="P18"><office:annotation><dc:date>2014-10-14T17:03:21.232177986</dc:date><text:list text:continue-numbering="true" text:style-name=""><text:list-item><text:p>HTML: &lt;label class="uiLinkButton fbUpDownVoteAfterLoginOption" style="font-family: 'Helvetica Neue', Helvetica, Arial, 'lucida grande', tahoma, verdana, arial, sans-serif; font-size: 12px; cursor: pointer; color: rgb(102, 102, 102); font-weight: bold; vertical-align: middle;"&gt;</text:p></text:list-item></text:list></office:annotation><draw:control text:anchor-type="as-char" draw:z-index="6" draw:style-name="gr1" draw:text-style-name="P30" svg:width="0.6461in" svg:height="0.3961in" draw:control="control5"/><office:annotation><dc:date>2014-10-14T17:03:21.234124777</dc:date><text:list text:continue-numbering="true" text:style-name=""><text:list-item><text:p>HTML: &lt;/label&gt;</text:p></text:list-item></text:list></office:annotation></text:p>
          <text:p text:style-name="P18"> <text:span text:style-name="T2">· </text:span><text:span text:style-name="T2"><office:annotation><dc:date>2014-10-14T17:03:21.234424059</dc:date><text:list text:continue-numbering="true" text:style-name=""><text:list-item><text:p>HTML: &lt;abbr title="Monday, January 27, 2014 at 12:00pm" data-utime="1390852818" style="border-bottom-style: none;"&gt;</text:p></text:list-item></text:list></office:annotation></text:span><text:span text:style-name="T2"><office:annotation><dc:date>2014-10-14T17:03:21.234430037</dc:date><text:list text:continue-numbering="true" text:style-name=""><text:list-item><text:p>HTML: &lt;/abbr&gt;</text:p></text:list-item></text:list></office:annotation></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Helvetica Neue" svg:font-family="'Helvetica Neue', Helvetica, Arial, 'lucida grande', tahoma, verdana, arial, sans-serif"/>
    <style:font-face style:name="Open Sans" svg:font-family="'Open Sans', Arial, sans-serif"/>
    <style:font-face style:name="Open Sans1" svg:font-family="'Open Sans', Helvetica, Arial, sans-serif"/>
    <style:font-face style:name="Roboto Condensed" svg:font-family="'Roboto Condensed', Helvetica, Arial, sans-serif"/>
    <style:font-face style:name="inherit" svg:font-family="inherit"/>
    <style:font-face style:name="lucida grande" svg:font-family="'lucida grande', tahoma, verdana, arial, sans-serif"/>
    <style:font-face style:name="DejaVu Sans" svg:font-family="'DejaVu Sans'"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m Fuqua</meta:initial-creator>
    <meta:creation-date>2014-10-14T17:03:15.033937627</meta:creation-date>
    <dc:date>2014-10-14T17:07:05.722907309</dc:date>
    <dc:creator>Jim Fuqua</dc:creator>
    <meta:editing-duration>P0D</meta:editing-duration>
    <meta:editing-cycles>1</meta:editing-cycles>
    <meta:document-statistic meta:table-count="36" meta:image-count="2" meta:object-count="3" meta:page-count="4" meta:paragraph-count="108" meta:word-count="612" meta:character-count="3506" meta:non-whitespace-character-count="2943"/>
    <meta:generator>LibreOffice/4.2.6.3$Linux_X86_64 LibreOffice_project/420m0$Build-3</meta:generator>
  </office:meta>
</office:document-meta>
</file>